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="thin solid #000000" style:vertical-align="middle" style:cell-protect="hidden-and-protected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cell-protect="none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style:cell-protect="hidden-and-protected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style:cell-protect="hidden-and-protected"/>
    </style:style>
    <style:style style:name="ce12" style:family="table-cell" style:parent-style-name="Default" style:data-style-name="N0">
      <style:table-cell-properties style:vertical-align="middle" style:cell-protect="hidden-and-protected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size="14pt" style:font-size-asian="14pt" style:font-size-complex="14pt"/>
    </style:style>
    <style:style style:name="ce15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middle" style:cell-protect="hidden-and-protected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4pt" style:font-size-asian="14pt" style:font-size-complex="14pt"/>
    </style:style>
    <style:style style:name="ce29" style:family="table-cell" style:parent-style-name="Default" style:data-style-name="N4">
      <style:table-cell-properties style:vertical-align="middle" style:cell-protect="hidden-and-protected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cell-protect="hidden-and-protected"/>
      <style:text-properties fo:font-size="18pt" style:font-size-asian="18pt" style:font-size-complex="18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8pt" style:font-size-asian="18pt" style:font-size-complex="18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8pt" style:font-size-asian="18pt" style:font-size-complex="18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8pt" style:font-size-asian="18pt" style:font-size-complex="18pt"/>
    </style:style>
    <style:style style:name="ce39" style:family="table-cell" style:parent-style-name="Default" style:data-style-name="N0">
      <style:table-cell-properties style:cell-protect="hidden-and-protected"/>
      <style:text-properties fo:font-size="18pt" style:font-size-asian="18pt" style:font-size-complex="18pt"/>
    </style:style>
    <style:style style:name="ce4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2" style:family="table-cell" style:parent-style-name="Default" style:data-style-name="N0">
      <style:table-cell-properties fo:border="thin solid #000000" style:vertical-align="middle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8pt" style:font-size-asian="18pt" style:font-size-complex="18pt" style:text-underline-style="solid" style:text-underline-type="double" fo:font-weight="bold" style:font-weight-asian="bold" style:font-weight-complex="bold"/>
    </style:style>
    <style:style style:name="ce44" style:family="table-cell" style:parent-style-name="Default" style:data-style-name="N0">
      <style:text-properties fo:font-size="18pt" style:font-size-asian="18pt" style:font-size-complex="18pt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8pt" style:font-size-asian="18pt" style:font-size-complex="18pt"/>
    </style:style>
    <style:style style:name="ce4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0" style:family="table-cell" style:parent-style-name="Default" style:data-style-name="N36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hidden-and-protected"/>
      <style:text-properties fo:font-size="18pt" style:font-size-asian="18pt" style:font-size-complex="18pt" fo:font-weight="bold" style:font-weight-asian="bold" style:font-weight-complex="bold"/>
    </style:style>
    <style:style style:name="ce52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3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36">
      <style:table-cell-properties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8pt" style:font-size-asian="18pt" style:font-size-complex="18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9" style:family="table-cell" style:parent-style-name="Excel_32_Built-in_32_Comma" style:data-style-name="N37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/>
      <style:text-properties fo:font-size="18pt" style:font-size-asian="18pt" style:font-size-complex="18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62" style:family="table-cell" style:parent-style-name="Default" style:data-style-name="N0">
      <style:table-cell-properties style:vertical-align="top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8pt" style:font-size-asian="18pt" style:font-size-complex="18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8pt" style:font-size-asian="18pt" style:font-size-complex="18p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/>
      <style:text-properties fo:font-size="18pt" style:font-size-asian="18pt" style:font-size-complex="18pt"/>
    </style:style>
    <style:style style:name="ce6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8pt" style:font-size-asian="18pt" style:font-size-complex="18pt"/>
    </style:style>
    <style:style style:name="ce68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justify"/>
      <style:text-properties fo:font-size="18pt" style:font-size-asian="18pt" style:font-size-complex="18pt"/>
    </style:style>
    <style:style style:name="ce70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fo:background-color="transparent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otation-angle="90" style:cell-protect="hidden-and-protected" style:repeat-content="false"/>
      <style:paragraph-properties fo:text-align="center"/>
      <style:text-properties fo:font-size="18pt" style:font-size-asian="18pt" style:font-size-complex="18pt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cell-protect="hidden-and-protected" style:repeat-content="false"/>
      <style:paragraph-properties fo:text-align="start" fo:margin-left="0cm" style:writing-mode="lr"/>
      <style:text-properties fo:font-size="18pt" style:font-size-asian="18pt" style:font-size-complex="1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74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75" style:family="table-cell" style:parent-style-name="Default" style:data-style-name="N0">
      <style:table-cell-properties style:vertical-align="automatic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cell-protect="hidden-and-protected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7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0" style:family="table-cell" style:parent-style-name="Default" style:data-style-name="N36"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0">
      <style:text-properties style:text-underline-style="solid" style:text-underline-type="single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20pt" style:font-size-asian="20pt" style:font-size-complex="20pt"/>
    </style:style>
    <style:style style:name="ce8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30">
      <style:text-properties fo:color="#FF0000"/>
    </style:style>
    <style:style style:name="ce88" style:family="table-cell" style:parent-style-name="Default" style:data-style-name="N0">
      <style:text-properties fo:color="#FF0000" fo:font-weight="bold" style:font-weight-asian="bold" style:font-weight-complex="bold"/>
    </style:style>
    <style:style style:name="ce89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5.45041666666667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6.45583333333333cm"/>
    </style:style>
    <style:style style:name="co11" style:family="table-column">
      <style:table-column-properties fo:break-before="auto" style:column-width="21.298958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889375cm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3.43958333333333cm"/>
    </style:style>
    <style:style style:name="co18" style:family="table-column">
      <style:table-column-properties fo:break-before="auto" style:column-width="5.10645833333333cm"/>
    </style:style>
    <style:style style:name="co19" style:family="table-column">
      <style:table-column-properties fo:break-before="auto" style:column-width="4.28625cm"/>
    </style:style>
    <style:style style:name="co20" style:family="table-column">
      <style:table-column-properties fo:break-before="auto" style:column-width="5.34458333333333cm"/>
    </style:style>
    <style:style style:name="co21" style:family="table-column">
      <style:table-column-properties fo:break-before="auto" style:column-width="0.423333333333333cm"/>
    </style:style>
    <style:style style:name="co22" style:family="table-column">
      <style:table-column-properties fo:break-before="auto" style:column-width="0.978958333333333cm"/>
    </style:style>
    <style:style style:name="co23" style:family="table-column">
      <style:table-column-properties fo:break-before="auto" style:column-width="0.396875cm"/>
    </style:style>
    <style:style style:name="co24" style:family="table-column">
      <style:table-column-properties fo:break-before="auto" style:column-width="5.26520833333333cm"/>
    </style:style>
    <style:style style:name="co25" style:family="table-column">
      <style:table-column-properties fo:break-before="auto" style:column-width="6.69395833333333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4.86833333333333cm"/>
    </style:style>
    <style:style style:name="co28" style:family="table-column">
      <style:table-column-properties fo:break-before="auto" style:column-width="6.37645833333333cm"/>
    </style:style>
    <style:style style:name="co29" style:family="table-column">
      <style:table-column-properties fo:break-before="auto" style:column-width="2.67229166666667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77270833333333cm"/>
    </style:style>
    <style:style style:name="co32" style:family="table-column">
      <style:table-column-properties fo:break-before="auto" style:column-width="0.714375cm"/>
    </style:style>
    <style:style style:name="co33" style:family="table-column">
      <style:table-column-properties fo:break-before="auto" style:column-width="7.03791666666667cm"/>
    </style:style>
    <style:style style:name="co34" style:family="table-column">
      <style:table-column-properties fo:break-before="auto" style:column-width="2.936875cm"/>
    </style:style>
    <style:style style:name="co35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25.35pt" style:use-optimal-row-height="false" fo:break-before="auto"/>
    </style:style>
    <style:style style:name="ro5" style:family="table-row">
      <style:table-row-properties style:row-height="13.9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3.85pt" style:use-optimal-row-height="fals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2.15pt" style:use-optimal-row-height="tru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58" table:default-cell-style-name="ce1"/>
        <table:table-column table:style-name="co8" table:number-columns-repeated="16320" table:default-cell-style-name="ce1"/>
        <table:table-row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office:value-type="string" table:style-name="ce3">
            <text:p>ADEM DUMAN - 2021-2025</text:p>
          </table:table-cell>
          <table:table-cell table:number-columns-repeated="3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HESAP ÖZETİ</text:p>
          </table:table-cell>
          <table:table-cell table:number-columns-repeated="2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style-name="ro2">
          <table:table-cell table:style-name="ce1"/>
          <table:table-cell office:value-type="string" table:style-name="ce4">
            <text:p>DÖNEM 1 Aylık Tutar</text:p>
          </table:table-cell>
          <table:table-cell table:number-columns-repeated="3" table:style-name="ce1"/>
          <table:table-cell office:value-type="float" office:value="2000" table:formula="of:=[.E9]/12" table:style-name="ce89">
            <text:p>200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81">
            <text:p>AÜ TL-Adet</text:p>
          </table:table-cell>
          <table:table-cell table:style-name="ce81"/>
          <table:table-cell office:value-type="float" office:value="2324" table:style-name="ce82">
            <text:p>2324</text:p>
          </table:table-cell>
          <table:table-cell office:value-type="float" office:value="10.327022375215146" table:formula="of:=[.E9]/[.E6]" table:style-name="ce83">
            <text:p>10,3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28-02-2021 27-02-2022 DÖNEMİ</text:p>
          </table:table-cell>
          <table:table-cell table:style-name="ce1"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5">
            <text:p>tutar</text:p>
          </table:table-cell>
          <table:table-cell office:value-type="string" table:style-name="ce6">
            <text:p>bakiye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80"/>
          <table:table-cell office:value-type="string" table:style-name="ce1">
            <text:p>DÖNEM 1 Hesabı</text:p>
          </table:table-cell>
          <table:table-cell table:style-name="ce1"/>
          <table:table-cell office:value-type="float" office:value="24000" table:style-name="ce2">
            <text:p>24.000,00</text:p>
          </table:table-cell>
          <table:table-cell office:value-type="float" office:value="24000" table:formula="of:=[.E9]" table:style-name="ce2">
            <text:p>24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2-23T00:00:00" table:style-name="ce7">
            <text:p>23.02.2021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22000" table:formula="of:=[.F9]+[.E10]" table:style-name="ce2">
            <text:p>22.000,0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1-03-30T00:00:00" table:style-name="ce7">
            <text:p>30.03.2021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20000" table:formula="of:=[.F10]+[.E11]" table:style-name="ce2">
            <text:p>20.000,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1-04-30T00:00:00" table:style-name="ce7">
            <text:p>30.04.2021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18000" table:formula="of:=[.F11]+[.E12]" table:style-name="ce2">
            <text:p>18.000,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1-05-30T00:00:00" table:style-name="ce7">
            <text:p>30.05.2021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1000" table:style-name="ce2">
            <text:p>-1.000,00</text:p>
          </table:table-cell>
          <table:table-cell office:value-type="float" office:value="17000" table:formula="of:=[.F12]+[.E13]" table:style-name="ce2">
            <text:p>17.000,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1-06-30T00:00:00" table:style-name="ce7">
            <text:p>30.06.2021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3000" table:style-name="ce2">
            <text:p>-3.000,00</text:p>
          </table:table-cell>
          <table:table-cell office:value-type="float" office:value="14000" table:formula="of:=[.F13]+[.E14]" table:style-name="ce2">
            <text:p>14.000,0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1-07-30T00:00:00" table:style-name="ce7">
            <text:p>30.07.2021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4000" table:style-name="ce2">
            <text:p>-4.000,00</text:p>
          </table:table-cell>
          <table:table-cell office:value-type="float" office:value="10000" table:formula="of:=[.F14]+[.E15]" table:style-name="ce2">
            <text:p>10.000,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2-08-15T00:00:00" table:style-name="ce7">
            <text:p>15.08.2022</text:p>
          </table:table-cell>
          <table:table-cell office:value-type="string" table:style-name="ce1">
            <text:p>Ödeme</text:p>
          </table:table-cell>
          <table:table-cell table:style-name="ce1"/>
          <table:table-cell office:value-type="float" office:value="-10000" table:style-name="ce2">
            <text:p>-10.000,00</text:p>
          </table:table-cell>
          <table:table-cell office:value-type="float" office:value="0" table:formula="of:=[.F15]+[.E16]" table:style-name="ce2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7"/>
          <table:table-cell office:value-type="string" table:style-name="ce3">
            <text:p>2021-22 Tutarı <text:s text:c="6"/>24000 TL</text:p>
          </table:table-cell>
          <table:table-cell table:style-name="ce1"/>
          <table:table-cell table:style-name="ce2"/>
          <table:table-cell office:value-type="float" office:value="0" table:formula="of:=[.F16]+[.E17]" table:style-name="ce2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84"/>
          <table:table-cell office:value-type="string" table:style-name="ce84">
            <text:p>Dönem Sonu Kalan BAKİYE</text:p>
          </table:table-cell>
          <table:table-cell office:value-type="float" office:value="0" table:formula="of:=[.F17]" table:style-name="ce2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7"/>
          <table:table-cell table:number-columns-repeated="2" table:style-name="ce1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1"/>
          <table:table-cell office:value-type="string" table:style-name="ce4">
            <text:p>DÖNEM 2 <text:s/>Aylık Tutar</text:p>
          </table:table-cell>
          <table:table-cell table:number-columns-repeated="2" table:style-name="ce1"/>
          <table:table-cell table:style-name="ce2"/>
          <table:table-cell office:value-type="float" office:value="3088" table:formula="of:=[.E26]/12" table:style-name="ce89">
            <text:p>3088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81">
            <text:p>AÜ</text:p>
          </table:table-cell>
          <table:table-cell table:style-name="ce81"/>
          <table:table-cell office:value-type="float" office:value="2825" table:style-name="ce82">
            <text:p>2825</text:p>
          </table:table-cell>
          <table:table-cell office:value-type="float" office:value="13.11716814159292" table:formula="of:=[.E26]/[.E21]" table:style-name="ce83">
            <text:p>13,12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80"/>
          <table:table-cell office:value-type="string" table:style-name="ce3">
            <text:p>28-02-2022 27-02-2023 DÖNEMİ</text:p>
          </table:table-cell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1"/>
          <table:table-cell table:style-name="ce80"/>
          <table:table-cell table:number-columns-repeated="2" table:style-name="ce1"/>
          <table:table-cell office:value-type="string" table:style-name="ce5">
            <text:p>tutar</text:p>
          </table:table-cell>
          <table:table-cell office:value-type="string" table:style-name="ce6">
            <text:p>bakiye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80"/>
          <table:table-cell office:value-type="string" table:style-name="ce1">
            <text:p>DÖNEM 1 Hesabı <text:s text:c="12"/>24000</text:p>
          </table:table-cell>
          <table:table-cell table:style-name="ce1"/>
          <table:table-cell table:style-name="ce5"/>
          <table:table-cell office:value-type="float" office:value="0" table:formula="of:=[.E24]" table:style-name="ce2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80"/>
          <table:table-cell office:value-type="string" table:style-name="ce1">
            <text:p>DÖNEM 1 Ek Hesabı <text:s text:c="7"/>13056</text:p>
          </table:table-cell>
          <table:table-cell table:style-name="ce1"/>
          <table:table-cell table:style-name="ce5"/>
          <table:table-cell office:value-type="float" office:value="0" table:formula="of:=[.F24]+[.E25]" table:style-name="ce2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80"/>
          <table:table-cell office:value-type="string" table:style-name="ce1">
            <text:p>DÖNEM 2 Hesabı</text:p>
          </table:table-cell>
          <table:table-cell table:style-name="ce1"/>
          <table:table-cell office:value-type="float" office:value="37056" table:style-name="ce5">
            <text:p>37056</text:p>
          </table:table-cell>
          <table:table-cell office:value-type="float" office:value="37056" table:formula="of:=[.F25]+[.E26]" table:style-name="ce2">
            <text:p>37.056,0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1-08-30T00:00:00" table:style-name="ce7">
            <text:p>30.08.2021</text:p>
          </table:table-cell>
          <table:table-cell office:value-type="string" table:style-name="ce1">
            <text:p>Nakit <text:s/>2000 TL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35056" table:formula="of:=[.F26]+[.E27]" table:style-name="ce2">
            <text:p>35.056,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1-09-30T00:00:00" table:style-name="ce7">
            <text:p>30.09.2021</text:p>
          </table:table-cell>
          <table:table-cell office:value-type="string" table:style-name="ce1">
            <text:p>Nakit <text:s/>2000 TL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33056" table:formula="of:=[.F27]+[.E28]" table:style-name="ce2">
            <text:p>33.056,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1-10-30T00:00:00" table:style-name="ce7">
            <text:p>30.10.2021</text:p>
          </table:table-cell>
          <table:table-cell office:value-type="string" table:style-name="ce1">
            <text:p>Nakit <text:s/>2000 TL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31056" table:formula="of:=[.F28]+[.E29]" table:style-name="ce2">
            <text:p>31.056,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1-11-30T00:00:00" table:style-name="ce7">
            <text:p>30.11.2021</text:p>
          </table:table-cell>
          <table:table-cell office:value-type="string" table:style-name="ce1">
            <text:p>Nakit <text:s/>2000 TL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29056" table:formula="of:=[.F29]+[.E30]" table:style-name="ce2">
            <text:p>29.056,0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1-12-30T00:00:00" table:style-name="ce7">
            <text:p>30.12.2021</text:p>
          </table:table-cell>
          <table:table-cell office:value-type="string" table:style-name="ce1">
            <text:p>Nakit <text:s/>2000 TL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27056" table:formula="of:=[.F30]+[.E31]" table:style-name="ce2">
            <text:p>27.056,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2-01-30T00:00:00" table:style-name="ce7">
            <text:p>30.01.2022</text:p>
          </table:table-cell>
          <table:table-cell office:value-type="string" table:style-name="ce1">
            <text:p>Nakit <text:s/>2000 TL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25056" table:formula="of:=[.F31]+[.E32]" table:style-name="ce2">
            <text:p>25.056,0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2-02-28T00:00:00" table:style-name="ce7">
            <text:p>28.02.2022</text:p>
          </table:table-cell>
          <table:table-cell office:value-type="string" table:style-name="ce1">
            <text:p>Nakit <text:s/>3000 TL ödendi</text:p>
          </table:table-cell>
          <table:table-cell table:style-name="ce1"/>
          <table:table-cell office:value-type="float" office:value="-3000" table:style-name="ce2">
            <text:p>-3.000,00</text:p>
          </table:table-cell>
          <table:table-cell office:value-type="float" office:value="22056" table:formula="of:=[.F32]+[.E33]" table:style-name="ce2">
            <text:p>22.056,0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2-03-30T00:00:00" table:style-name="ce7">
            <text:p>30.03.2022</text:p>
          </table:table-cell>
          <table:table-cell office:value-type="string" table:style-name="ce1">
            <text:p>Nakit <text:s/>3000 TL</text:p>
          </table:table-cell>
          <table:table-cell table:style-name="ce1"/>
          <table:table-cell office:value-type="float" office:value="-3000" table:style-name="ce2">
            <text:p>-3.000,00</text:p>
          </table:table-cell>
          <table:table-cell office:value-type="float" office:value="19056" table:formula="of:=[.F33]+[.E34]" table:style-name="ce2">
            <text:p>19.056,0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2-04-30T00:00:00" table:style-name="ce7">
            <text:p>30.04.2022</text:p>
          </table:table-cell>
          <table:table-cell office:value-type="string" table:style-name="ce3">
            <text:p>Nakit <text:s/>3000 TL<text:s text:c="18"/><text:span text:style-name="T4">10-05-2022</text:span></text:p>
          </table:table-cell>
          <table:table-cell table:style-name="ce1"/>
          <table:table-cell office:value-type="float" office:value="-5000" table:style-name="ce2">
            <text:p>-5.000,00</text:p>
          </table:table-cell>
          <table:table-cell office:value-type="float" office:value="14056" table:formula="of:=[.F34]+[.E35]" table:style-name="ce2">
            <text:p>14.056,00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2-05-30T00:00:00" table:style-name="ce7">
            <text:p>30.05.2022</text:p>
          </table:table-cell>
          <table:table-cell office:value-type="string" table:style-name="ce3">
            <text:p>Nakit <text:s/>5000 TL<text:s text:c="17"/></text:p>
          </table:table-cell>
          <table:table-cell table:style-name="ce87"/>
          <table:table-cell office:value-type="float" office:value="-3000" table:style-name="ce2">
            <text:p>-3.000,00</text:p>
          </table:table-cell>
          <table:table-cell office:value-type="float" office:value="11056" table:formula="of:=[.F35]+[.E36]" table:style-name="ce2">
            <text:p>11.056,0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2-06-30T00:00:00" table:style-name="ce7">
            <text:p>30.06.2022</text:p>
          </table:table-cell>
          <table:table-cell office:value-type="string" table:style-name="ce3">
            <text:p>Nakit <text:s/>5000 TL<text:s text:c="19"/><text:span text:style-name="T4">05-07-2022</text:span></text:p>
          </table:table-cell>
          <table:table-cell table:style-name="ce1"/>
          <table:table-cell office:value-type="float" office:value="-4000" table:style-name="ce2">
            <text:p>-4.000,00</text:p>
          </table:table-cell>
          <table:table-cell office:value-type="float" office:value="7056" table:formula="of:=[.F36]+[.E37]" table:style-name="ce2">
            <text:p>7.056,00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2-07-30T00:00:00" table:style-name="ce7">
            <text:p>30.07.2022</text:p>
          </table:table-cell>
          <table:table-cell office:value-type="string" table:style-name="ce3">
            <text:p>Nakit <text:s/>5000 TL<text:s text:c="19"/><text:span text:style-name="T4">29-08-2022</text:span></text:p>
          </table:table-cell>
          <table:table-cell table:style-name="ce1"/>
          <table:table-cell office:value-type="float" office:value="-3000" table:style-name="ce2">
            <text:p>-3.000,00</text:p>
          </table:table-cell>
          <table:table-cell office:value-type="float" office:value="4056" table:formula="of:=[.F37]+[.E38]" table:style-name="ce2">
            <text:p>4.056,00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7"/>
          <table:table-cell office:value-type="string" table:style-name="ce3">
            <text:p>GECİKEN ÖDEME<text:s text:c="14"/><text:span text:style-name="T4">--------------</text:span></text:p>
          </table:table-cell>
          <table:table-cell table:style-name="ce1"/>
          <table:table-cell office:value-type="float" office:value="-2000" table:style-name="ce2">
            <text:p>-2.000,00</text:p>
          </table:table-cell>
          <table:table-cell office:value-type="float" office:value="2056" table:formula="of:=[.F38]+[.E39]" table:style-name="ce2">
            <text:p>2.056,00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7"/>
          <table:table-cell office:value-type="string" table:style-name="ce3">
            <text:p>GECİKEN ÖDEME <text:s text:c="13"/>-<text:span text:style-name="T4">-------------</text:span></text:p>
          </table:table-cell>
          <table:table-cell table:style-name="ce1"/>
          <table:table-cell office:value-type="float" office:value="-1000" table:style-name="ce2">
            <text:p>-1.000,00</text:p>
          </table:table-cell>
          <table:table-cell office:value-type="float" office:value="1056" table:formula="of:=[.F39]+[.E40]" table:style-name="ce2">
            <text:p>1.056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7"/>
          <table:table-cell table:number-columns-repeated="2" table:style-name="ce1"/>
          <table:table-cell table:style-name="ce2"/>
          <table:table-cell office:value-type="float" office:value="1056" table:formula="of:=[.F40]+[.E41]" table:style-name="ce2">
            <text:p>1.056,00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7"/>
          <table:table-cell table:number-columns-repeated="2" table:style-name="ce1"/>
          <table:table-cell office:value-type="string" table:style-name="ce84">
            <text:p>Dönem Sonu Kalan BAKİYE</text:p>
          </table:table-cell>
          <table:table-cell office:value-type="float" office:value="1056" table:formula="of:=[.F41]" table:style-name="ce2">
            <text:p>1.056,00</text:p>
          </table:table-cell>
          <table:table-cell table:number-columns-repeated="16378"/>
        </table:table-row>
        <table:table-row table:number-rows-repeated="4" table:style-name="ro1">
          <table:table-cell table:style-name="ce1"/>
          <table:table-cell table:style-name="ce7"/>
          <table:table-cell table:number-columns-repeated="2" table:style-name="ce1"/>
          <table:table-cell table:style-name="ce84"/>
          <table:table-cell table:style-name="ce2"/>
          <table:table-cell table:number-columns-repeated="16378"/>
        </table:table-row>
        <table:table-row table:style-name="ro2">
          <table:table-cell table:style-name="ce1"/>
          <table:table-cell office:value-type="string" table:style-name="ce4">
            <text:p>DÖNEM 3 Aylık Tutar</text:p>
          </table:table-cell>
          <table:table-cell table:number-columns-repeated="2" table:style-name="ce1"/>
          <table:table-cell table:style-name="ce84"/>
          <table:table-cell office:value-type="float" office:value="5190" table:formula="of:=[.E53]/12" table:style-name="ce89">
            <text:p>519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81">
            <text:p>AÜ</text:p>
          </table:table-cell>
          <table:table-cell table:style-name="ce81"/>
          <table:table-cell office:value-type="float" office:value="4253" table:style-name="ce82">
            <text:p>4253</text:p>
          </table:table-cell>
          <table:table-cell office:value-type="float" office:value="14.643780860569009" table:formula="of:=[.E53]/[.E48]" table:style-name="ce83">
            <text:p>14,6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28-02-2023 27-02-2024 DÖNEMİ</text:p>
          </table:table-cell>
          <table:table-cell table:number-columns-repeated="2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5">
            <text:p>tutar</text:p>
          </table:table-cell>
          <table:table-cell office:value-type="string" table:style-name="ce6">
            <text:p>bakiye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DÖNEM 2 Hesabı <text:s text:c="12"/>36000</text:p>
          </table:table-cell>
          <table:table-cell table:style-name="ce1"/>
          <table:table-cell table:style-name="ce5"/>
          <table:table-cell office:value-type="float" office:value="0" table:formula="of:=[.E51]" table:style-name="ce2">
            <text:p>0,0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DÖNEM 2 Ek Hesabı <text:s text:c="7"/>26280</text:p>
          </table:table-cell>
          <table:table-cell table:style-name="ce1"/>
          <table:table-cell table:style-name="ce5"/>
          <table:table-cell office:value-type="float" office:value="0" table:formula="of:=[.F51]+[.E52]" table:style-name="ce2">
            <text:p>0,0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DÖNEM 3 Hesabı</text:p>
          </table:table-cell>
          <table:table-cell table:style-name="ce1"/>
          <table:table-cell office:value-type="float" office:value="62280" table:style-name="ce5">
            <text:p>62280</text:p>
          </table:table-cell>
          <table:table-cell office:value-type="float" office:value="62280" table:formula="of:=[.F52]+[.E53]" table:style-name="ce2">
            <text:p>62.280,0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2-08-30T00:00:00" table:style-name="ce7">
            <text:p>30.08.2022</text:p>
          </table:table-cell>
          <table:table-cell office:value-type="string" table:style-name="ce1">
            <text:p>Nakit <text:s/>3000 TL</text:p>
          </table:table-cell>
          <table:table-cell table:style-name="ce1"/>
          <table:table-cell office:value-type="float" office:value="-3000" table:style-name="ce1">
            <text:p>-3000</text:p>
          </table:table-cell>
          <table:table-cell office:value-type="float" office:value="59280" table:formula="of:=[.F53]+[.E54]" table:style-name="ce2">
            <text:p>59.280,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2-09-30T00:00:00" table:style-name="ce7">
            <text:p>30.09.2022</text:p>
          </table:table-cell>
          <table:table-cell office:value-type="string" table:style-name="ce1">
            <text:p>Nakit <text:s/>3000 TL<text:s text:c="24"/><text:span text:style-name="T4">4-10-2022</text:span></text:p>
          </table:table-cell>
          <table:table-cell table:style-name="ce1"/>
          <table:table-cell office:value-type="float" office:value="-3000" table:style-name="ce1">
            <text:p>-3000</text:p>
          </table:table-cell>
          <table:table-cell office:value-type="float" office:value="56280" table:formula="of:=[.F54]+[.E55]" table:style-name="ce2">
            <text:p>56.280,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0-30T00:00:00" table:style-name="ce7">
            <text:p>30.10.2022</text:p>
          </table:table-cell>
          <table:table-cell office:value-type="string" table:style-name="ce1">
            <text:p>Nakit <text:s/>3000 TL</text:p>
          </table:table-cell>
          <table:table-cell table:style-name="ce1"/>
          <table:table-cell office:value-type="float" office:value="-3000" table:style-name="ce1">
            <text:p>-3000</text:p>
          </table:table-cell>
          <table:table-cell office:value-type="float" office:value="53280" table:formula="of:=[.F55]+[.E56]" table:style-name="ce2">
            <text:p>53.280,00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2-11-30T00:00:00" table:style-name="ce7">
            <text:p>30.11.2022</text:p>
          </table:table-cell>
          <table:table-cell office:value-type="string" table:style-name="ce1">
            <text:p>Nakit <text:s/>3000 TL<text:s text:c="23"/><text:span text:style-name="T3"><text:s/></text:span><text:span text:style-name="T4">8-12-2022</text:span></text:p>
          </table:table-cell>
          <table:table-cell table:style-name="ce1"/>
          <table:table-cell office:value-type="float" office:value="-3000" table:style-name="ce1">
            <text:p>-3000</text:p>
          </table:table-cell>
          <table:table-cell office:value-type="float" office:value="50280" table:formula="of:=[.F56]+[.E57]" table:style-name="ce2">
            <text:p>50.280,0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2-12-30T00:00:00" table:style-name="ce7">
            <text:p>30.12.2022</text:p>
          </table:table-cell>
          <table:table-cell office:value-type="string" table:style-name="ce1">
            <text:p>Nakit <text:s/>3000 TL</text:p>
          </table:table-cell>
          <table:table-cell table:style-name="ce1"/>
          <table:table-cell office:value-type="float" office:value="-3000" table:style-name="ce1">
            <text:p>-3000</text:p>
          </table:table-cell>
          <table:table-cell office:value-type="float" office:value="47280" table:formula="of:=[.F57]+[.E58]" table:style-name="ce2">
            <text:p>47.280,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3-01-30T00:00:00" table:style-name="ce7">
            <text:p>30.01.2023</text:p>
          </table:table-cell>
          <table:table-cell office:value-type="string" table:style-name="ce1">
            <text:p>bankadan<text:s text:c="31"/><text:span text:style-name="T4"><text:s/>06-02-2023</text:span></text:p>
          </table:table-cell>
          <table:table-cell table:style-name="ce1"/>
          <table:table-cell office:value-type="float" office:value="-6000" table:style-name="ce1">
            <text:p>-6000</text:p>
          </table:table-cell>
          <table:table-cell office:value-type="float" office:value="41280" table:formula="of:=[.F58]+[.E59]" table:style-name="ce2">
            <text:p>41.280,0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3-02-28T00:00:00" table:style-name="ce7">
            <text:p>28.02.2023</text:p>
          </table:table-cell>
          <table:table-cell office:value-type="string" table:style-name="ce1">
            <text:p>Nakit <text:s/>6500 TL<text:s text:c="24"/><text:span text:style-name="T4">02-03-2023</text:span>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34780" table:formula="of:=[.F59]+[.E60]" table:style-name="ce2">
            <text:p>34.780,0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3-03-30T00:00:00" table:style-name="ce7">
            <text:p>30.03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28280" table:formula="of:=[.F60]+[.E61]" table:style-name="ce2">
            <text:p>28.280,0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3-04-30T00:00:00" table:style-name="ce7">
            <text:p>30.04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21780" table:formula="of:=[.F61]+[.E62]" table:style-name="ce2">
            <text:p>21.780,00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3-05-30T00:00:00" table:style-name="ce7">
            <text:p>30.05.2023</text:p>
          </table:table-cell>
          <table:table-cell office:value-type="string" table:style-name="ce1">
            <text:p>Nakit <text:s/>6500 TL<text:s text:c="23"/><text:span text:style-name="T4"><text:s/>03-06-2023</text:span>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15280" table:formula="of:=[.F62]+[.E63]" table:style-name="ce2">
            <text:p>15.280,0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3-06-30T00:00:00" table:style-name="ce7">
            <text:p>30.06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8780" table:formula="of:=[.F63]+[.E64]" table:style-name="ce2">
            <text:p>8.780,00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3-07-30T00:00:00" table:style-name="ce7">
            <text:p>30.07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2280" table:formula="of:=[.F64]+[.E65]" table:style-name="ce2">
            <text:p>2.28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2280" table:formula="of:=[.F65]+[.E66]" table:style-name="ce2">
            <text:p>2.280,00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84">
            <text:p>Dönem Sonu Kalan BAKİYE</text:p>
          </table:table-cell>
          <table:table-cell office:value-type="float" office:value="2280" table:formula="of:=[.F66]" table:style-name="ce2">
            <text:p>2.28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style-name="ro2">
          <table:table-cell table:style-name="ce1"/>
          <table:table-cell office:value-type="string" table:style-name="ce4">
            <text:p>DÖNEM 4 Aylık Tutar</text:p>
          </table:table-cell>
          <table:table-cell table:number-columns-repeated="3" table:style-name="ce1"/>
          <table:table-cell office:value-type="float" office:value="10750" table:formula="of:=[.E75]/12" table:style-name="ce89">
            <text:p>1075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81">
            <text:p>AÜ</text:p>
          </table:table-cell>
          <table:table-cell table:style-name="ce81"/>
          <table:table-cell office:value-type="float" office:value="8506" table:style-name="ce82">
            <text:p>8506</text:p>
          </table:table-cell>
          <table:table-cell office:value-type="float" office:value="15.165765342111451" table:formula="of:=[.E75]/[.E70]" table:style-name="ce83">
            <text:p>15,17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28-02-2024 27-02-2025 DÖNEMİ</text:p>
          </table:table-cell>
          <table:table-cell table:number-columns-repeated="2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5">
            <text:p>tutar</text:p>
          </table:table-cell>
          <table:table-cell office:value-type="string" table:style-name="ce6">
            <text:p>bakiye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DÖNEM 2 Hesabı <text:s text:c="12"/>60000</text:p>
          </table:table-cell>
          <table:table-cell table:style-name="ce1"/>
          <table:table-cell table:style-name="ce5"/>
          <table:table-cell office:value-type="float" office:value="0" table:formula="of:=[.E73]" table:style-name="ce2">
            <text:p>0,0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DÖNEM 2 Ek Hesabı <text:s text:c="7"/>69000</text:p>
          </table:table-cell>
          <table:table-cell table:style-name="ce1"/>
          <table:table-cell table:style-name="ce5"/>
          <table:table-cell office:value-type="float" office:value="0" table:formula="of:=[.F73]+[.E74]" table:style-name="ce2">
            <text:p>0,00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86">
            <text:p>DÖNEM 3 Hesabı</text:p>
          </table:table-cell>
          <table:table-cell table:style-name="ce81"/>
          <table:table-cell office:value-type="float" office:value="129000" table:style-name="ce82">
            <text:p>129000</text:p>
          </table:table-cell>
          <table:table-cell office:value-type="float" office:value="129000" table:formula="of:=[.F74]+[.E75]" table:style-name="ce2">
            <text:p>129.000,00</text:p>
          </table:table-cell>
          <table:table-cell table:number-columns-repeated="16378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date" office:date-value="2023-08-30T00:00:00" table:style-name="ce7">
            <text:p>30.08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122500" table:formula="of:=[.F75]+[.E76]" table:style-name="ce2">
            <text:p>122.500,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3-09-30T00:00:00" table:style-name="ce7">
            <text:p>30.09.2023</text:p>
          </table:table-cell>
          <table:table-cell office:value-type="string" table:style-name="ce1">
            <text:p>Nakit <text:s/>6500 TL<text:s text:c="24"/><text:span text:style-name="T4"><text:s/>05-10-2023</text:span>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116000" table:formula="of:=[.F76]+[.E77]" table:style-name="ce2">
            <text:p>116.000,00</text:p>
          </table:table-cell>
          <table:table-cell table:number-columns-repeated="16378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date" office:date-value="2023-10-30T00:00:00" table:style-name="ce7">
            <text:p>30.10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109500" table:formula="of:=[.F77]+[.E78]" table:style-name="ce2">
            <text:p>109.500,00</text:p>
          </table:table-cell>
          <table:table-cell table:number-columns-repeated="16378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date" office:date-value="2023-11-30T00:00:00" table:style-name="ce7">
            <text:p>30.11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103000" table:formula="of:=[.F78]+[.E79]" table:style-name="ce2">
            <text:p>103.000,00</text:p>
          </table:table-cell>
          <table:table-cell table:number-columns-repeated="16378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date" office:date-value="2023-12-30T00:00:00" table:style-name="ce7">
            <text:p>30.12.2023</text:p>
          </table:table-cell>
          <table:table-cell office:value-type="string" table:style-name="ce1">
            <text:p>Nakit <text:s/>6500 TL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96500" table:formula="of:=[.F79]+[.E80]" table:style-name="ce2">
            <text:p>96.500,0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4-01-30T00:00:00" table:style-name="ce7">
            <text:p>30.01.2024</text:p>
          </table:table-cell>
          <table:table-cell office:value-type="string" table:style-name="ce1">
            <text:p>Nakit <text:s/>6500 TL<text:s text:c="25"/><text:span text:style-name="T4">06-02-2024</text:span></text:p>
          </table:table-cell>
          <table:table-cell table:style-name="ce1"/>
          <table:table-cell office:value-type="float" office:value="-6500" table:style-name="ce1">
            <text:p>-6500</text:p>
          </table:table-cell>
          <table:table-cell office:value-type="float" office:value="90000" table:formula="of:=[.F80]+[.E81]" table:style-name="ce2">
            <text:p>90.000,0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4-02-28T00:00:00" table:style-name="ce7">
            <text:p>28.02.2024</text:p>
          </table:table-cell>
          <table:table-cell office:value-type="string" table:style-name="ce1">
            <text:p>Nakit <text:s/>15000 TL<text:s text:c="23"/><text:span text:style-name="T4">07-03-2024</text:span></text:p>
          </table:table-cell>
          <table:table-cell table:style-name="ce1"/>
          <table:table-cell office:value-type="float" office:value="-6500" table:style-name="ce88">
            <text:p>-6500</text:p>
          </table:table-cell>
          <table:table-cell office:value-type="float" office:value="83500" table:formula="of:=[.F81]+[.E82]" table:style-name="ce2">
            <text:p>83.500,0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4-03-30T00:00:00" table:style-name="ce7">
            <text:p>30.03.2024</text:p>
          </table:table-cell>
          <table:table-cell office:value-type="string" table:style-name="ce1">
            <text:p>Nakit <text:s/>15000 TL<text:s text:c="23"/><text:span text:style-name="T4">04-04-2024</text:span></text:p>
          </table:table-cell>
          <table:table-cell table:style-name="ce1"/>
          <table:table-cell office:value-type="float" office:value="-15000" table:style-name="ce1">
            <text:p>-15000</text:p>
          </table:table-cell>
          <table:table-cell office:value-type="float" office:value="68500" table:formula="of:=[.F82]+[.E83]" table:style-name="ce2">
            <text:p>68.500,00</text:p>
          </table:table-cell>
          <table:table-cell table:number-columns-repeated="16378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date" office:date-value="2024-04-30T00:00:00" table:style-name="ce7">
            <text:p>30.04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68500" table:formula="of:=[.F83]+[.E84]" table:style-name="ce2">
            <text:p>68.500,00</text:p>
          </table:table-cell>
          <table:table-cell table:number-columns-repeated="16378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date" office:date-value="2024-05-30T00:00:00" table:style-name="ce7">
            <text:p>30.05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68500" table:formula="of:=[.F84]+[.E85]" table:style-name="ce2">
            <text:p>68.500,00</text:p>
          </table:table-cell>
          <table:table-cell table:number-columns-repeated="16378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date" office:date-value="2024-06-30T00:00:00" table:style-name="ce7">
            <text:p>30.06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68500" table:formula="of:=[.F85]+[.E86]" table:style-name="ce2">
            <text:p>68.500,00</text:p>
          </table:table-cell>
          <table:table-cell table:number-columns-repeated="16378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date" office:date-value="2024-07-30T00:00:00" table:style-name="ce7">
            <text:p>30.07.2024</text:p>
          </table:table-cell>
          <table:table-cell office:value-type="string" table:style-name="ce1">
            <text:p>Nakit <text:s/>15000 TL</text:p>
          </table:table-cell>
          <table:table-cell table:number-columns-repeated="2" table:style-name="ce1"/>
          <table:table-cell office:value-type="float" office:value="68500" table:formula="of:=[.F86]+[.E87]" table:style-name="ce2">
            <text:p>68.5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68500" table:formula="of:=[.F87]+[.E88]" table:style-name="ce2">
            <text:p>68.500,00</text:p>
          </table:table-cell>
          <table:table-cell table:number-columns-repeated="16378"/>
        </table:table-row>
        <table:table-row table:style-name="ro3">
          <table:table-cell table:number-columns-repeated="4" table:style-name="ce1"/>
          <table:table-cell office:value-type="string" table:style-name="ce84">
            <text:p>Dönem Sonu Kalan BAKİYE</text:p>
          </table:table-cell>
          <table:table-cell office:value-type="float" office:value="68500" table:formula="of:=[.F88]" table:style-name="ce2">
            <text:p>68.500,00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number-rows-repeated="5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number-rows-repeated="6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1048459" table:style-name="ro3">
          <table:table-cell table:number-columns-repeated="16384"/>
        </table:table-row>
      </table:table>
      <table:table table:name="Senet_Borçlu_Alacaklı_Giriş" table:style-name="ta2">
        <table:table-column table:style-name="co9" table:default-cell-style-name="ce11"/>
        <table:table-column table:style-name="co10" table:default-cell-style-name="ce16"/>
        <table:table-column table:style-name="co11" table:default-cell-style-name="ce11"/>
        <table:table-column table:style-name="co12" table:number-columns-repeated="1021" table:default-cell-style-name="ce11"/>
        <table:table-column table:style-name="co8" table:number-columns-repeated="15360" table:default-cell-style-name="ce1"/>
        <table:table-row table:style-name="ro4">
          <table:table-cell table:number-columns-spanned="1" table:number-rows-spanned="2" table:style-name="ce17"/>
          <table:table-cell office:value-type="string" table:style-name="ce8">
            <text:p>Alacaklı Adı Soyadı / Unvanı</text:p>
          </table:table-cell>
          <table:table-cell office:value-type="string" table:style-name="ce9">
            <text:p>HACI MURAT BALCI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İl</text:p>
          </table:table-cell>
          <table:table-cell office:value-type="string" table:style-name="ce9">
            <text:p>TOKAT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1"/>
          <table:table-cell table:style-name="ce12"/>
          <table:table-cell table:number-columns-repeated="3" table:style-name="ce1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">
            <text:p>BORÇLU</text:p>
          </table:table-cell>
          <table:table-cell office:value-type="string" table:style-name="ce8">
            <text:p>Kişilik</text:p>
          </table:table-cell>
          <table:table-cell office:value-type="string" table:content-validation-name="val1" table:style-name="ce13">
            <text:p>Tüzel Kişi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Adı Soyadı / Unvanı</text:p>
          </table:table-cell>
          <table:table-cell office:value-type="string" table:style-name="ce13">
            <text:p>Bursa Fabrika Satış Mağazası – Adem Duman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Adresi</text:p>
          </table:table-cell>
          <table:table-cell office:value-type="string" table:style-name="ce13">
            <text:p>Hızarhane Cad. No:5 TOKAT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Vergi Dairesi</text:p>
          </table:table-cell>
          <table:table-cell office:value-type="string" table:style-name="ce13">
            <text:p>Tokat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Vergi No/TC Kimlik No</text:p>
          </table:table-cell>
          <table:table-cell office:value-type="string" table:style-name="ce13">
            <text:p>341 3267 6260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">
            <text:p>KEFİL</text:p>
          </table:table-cell>
          <table:table-cell office:value-type="string" table:style-name="ce8">
            <text:p>Adı Soyadı / Unvanı</text:p>
          </table:table-cell>
          <table:table-cell office:value-type="string" table:style-name="ce13">
            <text:p>Adem Duman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Adresi</text:p>
          </table:table-cell>
          <table:table-cell office:value-type="string" table:style-name="ce14">
            <text:p>Esentepe Mah. Şehit Ulaşar Cad. Belde Sitesi B Blk. K1: D:3 TOKAT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Vergi Dairesi</text:p>
          </table:table-cell>
          <table:table-cell office:value-type="string" table:style-name="ce13">
            <text:p>Tokat</text:p>
          </table:table-cell>
          <table:table-cell table:number-columns-repeated="2" table:style-name="ce10"/>
          <table:table-cell table:number-columns-repeated="16379"/>
        </table:table-row>
        <table:table-row table:style-name="ro4">
          <table:covered-table-cell/>
          <table:table-cell office:value-type="string" table:style-name="ce8">
            <text:p>Vergi No/TC Kimlik No</text:p>
          </table:table-cell>
          <table:table-cell office:value-type="string" table:style-name="ce15">
            <text:p>341 3267 6260</text:p>
          </table:table-cell>
          <table:table-cell table:number-columns-repeated="2" table:style-name="ce10"/>
          <table:table-cell table:number-columns-repeated="16379"/>
        </table:table-row>
        <table:table-row table:number-rows-repeated="4" table:style-name="ro4">
          <table:table-cell table:style-name="ce11"/>
          <table:table-cell table:style-name="ce12"/>
          <table:table-cell table:number-columns-repeated="3" table:style-name="ce10"/>
          <table:table-cell table:number-columns-repeated="16379"/>
        </table:table-row>
        <table:table-row table:number-rows-repeated="4" table:style-name="ro5">
          <table:table-cell table:number-columns-repeated="16384"/>
        </table:table-row>
        <table:table-row table:number-rows-repeated="1048556" table:style-name="ro3">
          <table:table-cell table:number-columns-repeated="16384"/>
        </table:table-row>
      </table:table>
      <table:table table:name="Senet_Taksit_Giriş" table:style-name="ta1">
        <table:table-column table:style-name="co13" table:default-cell-style-name="ce1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1"/>
        <table:table-column table:style-name="co18" table:default-cell-style-name="ce31"/>
        <table:table-column table:style-name="co19" table:default-cell-style-name="ce32"/>
        <table:table-column table:style-name="co20" table:default-cell-style-name="ce32"/>
        <table:table-column table:style-name="co7" table:number-columns-repeated="56" table:default-cell-style-name="ce1"/>
        <table:table-column table:style-name="co8" table:number-columns-repeated="16320" table:default-cell-style-name="ce1"/>
        <table:table-row table:style-name="ro6">
          <table:table-cell table:number-columns-spanned="1" table:number-rows-spanned="2" table:style-name="ce33"/>
          <table:table-cell table:style-name="ce20"/>
          <table:table-cell table:style-name="ce21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6">
          <table:covered-table-cell/>
          <table:table-cell office:value-type="string" table:style-name="ce20">
            <text:p>Senet No</text:p>
          </table:table-cell>
          <table:table-cell office:value-type="string" table:style-name="ce20">
            <text:p>Düzenleme Tarihi</text:p>
          </table:table-cell>
          <table:table-cell office:value-type="string" table:style-name="ce20">
            <text:p>Vade Tarihi</text:p>
          </table:table-cell>
          <table:table-cell office:value-type="string" table:style-name="ce12">
            <text:p>Tutarı Rakamla</text:p>
          </table:table-cell>
          <table:table-cell office:value-type="string" table:style-name="ce25">
            <text:p>Tutarı Yazıyla</text:p>
          </table:table-cell>
          <table:table-cell office:value-type="string" table:style-name="ce20">
            <text:p>Borcun Nedeni</text:p>
          </table:table-cell>
          <table:table-cell office:value-type="string" table:style-name="ce20">
            <text:p>Senet <text:s/>Mühteviyatı</text:p>
          </table:table-cell>
          <table:table-cell table:number-columns-repeated="16376"/>
        </table:table-row>
        <table:table-row table:style-name="ro6">
          <table:table-cell office:value-type="float" office:value="3" table:number-columns-spanned="1" table:number-rows-spanned="7" table:style-name="ce34">
            <text:p>3</text:p>
          </table:table-cell>
          <table:table-cell office:value-type="float" office:value="1" table:style-name="ce21">
            <text:p>1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3-30T00:00:00" table:style-name="ce26">
            <text:p>30.03.2021</text:p>
          </table:table-cell>
          <table:table-cell office:value-type="float" office:value="2000" table:style-name="ce27">
            <text:p>2.000,00</text:p>
          </table:table-cell>
          <table:table-cell office:value-type="string" office:string-value="İki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table:style-name="ce21">
            <text:p>NAKDEN</text:p>
          </table:table-cell>
          <table:table-cell office:value-type="string" table:style-name="ce21">
            <text:p>1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2" table:style-name="ce24">
            <text:p>2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4-30T00:00:00" table:style-name="ce26">
            <text:p>30.04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3]" table:style-name="ce24">
            <text:p>NAKDEN</text:p>
          </table:table-cell>
          <table:table-cell office:value-type="string" table:style-name="ce21">
            <text:p>2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3" table:style-name="ce24">
            <text:p>3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5-30T00:00:00" table:style-name="ce26">
            <text:p>30.05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4]" table:style-name="ce24">
            <text:p>NAKDEN</text:p>
          </table:table-cell>
          <table:table-cell office:value-type="string" table:style-name="ce21">
            <text:p>3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4" table:style-name="ce24">
            <text:p>4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6-30T00:00:00" table:style-name="ce26">
            <text:p>30.06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5]" table:style-name="ce24">
            <text:p>NAKDEN</text:p>
          </table:table-cell>
          <table:table-cell office:value-type="string" table:style-name="ce21">
            <text:p>4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5" table:style-name="ce24">
            <text:p>5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7-30T00:00:00" table:style-name="ce26">
            <text:p>30.07.2021</text:p>
          </table:table-cell>
          <table:table-cell office:value-type="float" office:value="14000" table:style-name="ce29">
            <text:p>14.000,00</text:p>
          </table:table-cell>
          <table:table-cell office:value-type="string" office:string-value="Ondörtbin TL 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table:style-name="ce28">
            <text:p>Ondörtbin TL<text:s/></text:p>
          </table:table-cell>
          <table:table-cell office:value-type="string" office:string-value="NAKDEN" table:formula="of:=[.G6]" table:style-name="ce24">
            <text:p>NAKDEN</text:p>
          </table:table-cell>
          <table:table-cell office:value-type="string" table:style-name="ce21">
            <text:p>5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6" table:style-name="ce24">
            <text:p>6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8-30T00:00:00" table:style-name="ce26">
            <text:p>30.08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7]" table:style-name="ce24">
            <text:p>NAKDEN</text:p>
          </table:table-cell>
          <table:table-cell office:value-type="string" table:style-name="ce21">
            <text:p>6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7" table:style-name="ce24">
            <text:p>7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09-30T00:00:00" table:style-name="ce26">
            <text:p>30.09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8]" table:style-name="ce24">
            <text:p>NAKDEN</text:p>
          </table:table-cell>
          <table:table-cell office:value-type="string" table:style-name="ce21">
            <text:p>7. Taksit</text:p>
          </table:table-cell>
          <table:table-cell table:number-columns-repeated="16376"/>
        </table:table-row>
        <table:table-row table:style-name="ro6">
          <table:table-cell table:style-name="ce11"/>
          <table:table-cell office:value-type="float" office:value="8" table:style-name="ce24">
            <text:p>8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10-30T00:00:00" table:style-name="ce26">
            <text:p>30.10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9]" table:style-name="ce24">
            <text:p>NAKDEN</text:p>
          </table:table-cell>
          <table:table-cell office:value-type="string" table:style-name="ce21">
            <text:p>8. Taksit</text:p>
          </table:table-cell>
          <table:table-cell table:number-columns-repeated="16376"/>
        </table:table-row>
        <table:table-row table:style-name="ro6">
          <table:table-cell table:number-columns-spanned="1" table:number-rows-spanned="5" table:style-name="ce33"/>
          <table:table-cell office:value-type="float" office:value="9" table:style-name="ce24">
            <text:p>9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11-30T00:00:00" table:style-name="ce26">
            <text:p>30.11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0]" table:style-name="ce24">
            <text:p>NAKDEN</text:p>
          </table:table-cell>
          <table:table-cell office:value-type="string" table:style-name="ce21">
            <text:p>9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10" table:style-name="ce24">
            <text:p>10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1-12-30T00:00:00" table:style-name="ce26">
            <text:p>30.12.2021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1]" table:style-name="ce24">
            <text:p>NAKDEN</text:p>
          </table:table-cell>
          <table:table-cell office:value-type="string" table:style-name="ce21">
            <text:p>10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11" table:style-name="ce24">
            <text:p>11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2-01-30T00:00:00" table:style-name="ce26">
            <text:p>30.01.2022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2]" table:style-name="ce24">
            <text:p>NAKDEN</text:p>
          </table:table-cell>
          <table:table-cell office:value-type="string" table:style-name="ce21">
            <text:p>11. Taksit</text:p>
          </table:table-cell>
          <table:table-cell table:number-columns-repeated="16376"/>
        </table:table-row>
        <table:table-row table:style-name="ro6">
          <table:covered-table-cell/>
          <table:table-cell office:value-type="float" office:value="12" table:style-name="ce24">
            <text:p>12</text:p>
          </table:table-cell>
          <table:table-cell office:value-type="date" office:date-value="2021-02-25T00:00:00" table:style-name="ce26">
            <text:p>25.02.2021</text:p>
          </table:table-cell>
          <table:table-cell office:value-type="date" office:date-value="2022-02-28T00:00:00" table:style-name="ce26">
            <text:p>28.02.2022</text:p>
          </table:table-cell>
          <table:table-cell office:value-type="float" office:value="2000" table:style-name="ce29">
            <text:p>2.000,00</text:p>
          </table:table-cell>
          <table:table-cell office:value-type="string" office:string-value="İkibin TL 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table:style-name="ce28">
            <text:p>İkibin TL<text:s/></text:p>
          </table:table-cell>
          <table:table-cell office:value-type="string" office:string-value="NAKDEN" table:formula="of:=[.G13]" table:style-name="ce24">
            <text:p>NAKDEN</text:p>
          </table:table-cell>
          <table:table-cell office:value-type="string" table:style-name="ce21">
            <text:p>12. Taksit</text:p>
          </table:table-cell>
          <table:table-cell table:number-columns-repeated="16376"/>
        </table:table-row>
        <table:table-row table:style-name="ro6">
          <table:covered-table-cell/>
          <table:table-cell table:style-name="ce20"/>
          <table:table-cell table:style-name="ce26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6">
          <table:table-cell table:number-columns-spanned="1" table:number-rows-spanned="4" table:style-name="ce33"/>
          <table:table-cell table:style-name="ce20"/>
          <table:table-cell table:style-name="ce26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6">
          <table:covered-table-cell/>
          <table:table-cell table:style-name="ce20"/>
          <table:table-cell table:style-name="ce26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6">
          <table:covered-table-cell/>
          <table:table-cell table:style-name="ce20"/>
          <table:table-cell table:style-name="ce21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style-name="ro6">
          <table:covered-table-cell/>
          <table:table-cell table:style-name="ce20"/>
          <table:table-cell table:style-name="ce24"/>
          <table:table-cell table:style-name="ce22"/>
          <table:table-cell table:style-name="ce10"/>
          <table:table-cell table:style-name="ce23"/>
          <table:table-cell table:number-columns-repeated="2" table:style-name="ce24"/>
          <table:table-cell table:number-columns-repeated="16376"/>
        </table:table-row>
        <table:table-row table:number-rows-repeated="3" table:style-name="ro1">
          <table:table-cell table:style-name="ce11"/>
          <table:table-cell table:style-name="ce30"/>
          <table:table-cell table:number-columns-repeated="2" table:style-name="ce19"/>
          <table:table-cell table:style-name="ce11"/>
          <table:table-cell table:style-name="ce31"/>
          <table:table-cell table:number-columns-repeated="2" table:style-name="ce32"/>
          <table:table-cell table:number-columns-repeated="16376"/>
        </table:table-row>
        <table:table-row table:number-rows-repeated="1048554" table:style-name="ro3">
          <table:table-cell table:number-columns-repeated="16384"/>
        </table:table-row>
      </table:table>
      <table:table table:name="Senet_Önizleme" table:style-name="ta3"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8" table:default-cell-style-name="ce39"/>
        <table:table-column table:style-name="co24" table:default-cell-style-name="ce39"/>
        <table:table-column table:style-name="co1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21" table:default-cell-style-name="ce39"/>
        <table:table-column table:style-name="co12" table:number-columns-repeated="1008" table:default-cell-style-name="ce39"/>
        <table:table-column table:style-name="co8" table:number-columns-repeated="15360" table:default-cell-style-name="ce1"/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 #  " table:formula="of:=[.$D9] &amp;&quot;    - Taksit No: &quot; &amp; [.$D4]&amp;&quot;  &quot;" table:number-columns-spanned="1" table:number-rows-spanned="18" table:style-name="ce85">
            <text:p>Bursa Fabrika Satış Mağazası – Adem Duman <text:s text:c="3"/>- Taksit No: # 1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 table:style-name="ce46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3-30T00:00:00" table:formula="of:=[.D17]" table:style-name="ce50">
            <text:p>30.03.2021</text:p>
          </table:table-cell>
          <table:table-cell table:style-name="ce51"/>
          <table:table-cell office:value-type="string" office:string-value="# 2.000 TL #" table:formula="of:=[.D6]" table:style-name="ce52">
            <text:p># 2.000 TL #</text:p>
          </table:table-cell>
          <table:table-cell office:value-type="string" office:string-value="#   Krş #" table:formula="of:=[.D7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 #" table:formula="of:=[.D4]" table:style-name="ce54">
            <text:p># 1 #</text:p>
          </table:table-cell>
          <table:table-cell table:style-name="ce44"/>
          <table:table-cell office:value-type="date" office:date-value="2021-02-25T00:00:00" table:formula="of:=[.D19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1 #" table:formula="of:=&quot;# &quot;&amp;TEXT(INT([Senet_Taksit_Giriş.B3]);&quot;##.##0&quot;)&amp;&quot; #&quot;" table:style-name="ce57">
            <text:p># 1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3];&quot;dd mmmm yyyy&quot;)&amp;&quot; tarihinde Sayın : &quot;&amp;[Senet_Borçlu_Alacaklı_Giriş.$C$1]&amp;&quot; 'ya veyahut emruhavalesine yukarıda yazılı Yalnız # &quot;&amp;[Senet_Taksit_Giriş.F3]&amp;&quot; # ödeyeceğ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3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3]-INT([Senet_Taksit_Giriş.E3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Senet_Borçlu_Alacaklı_Giriş.C5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4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9]" table:number-columns-spanned="4" table:number-rows-spanned="1" table:style-name="ce72">
            <text:p>İsim : Bursa Fabrika Satış Mağazası – Adem Duman</text:p>
          </table:table-cell>
          <table:covered-table-cell table:number-columns-repeated="3"/>
          <table:table-cell table:number-columns-spanned="4" table:number-rows-spanned="1" table:style-name="ce73"/>
          <table:covered-table-cell table:number-columns-repeated="3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3-30T00:00:00" table:formula="of:=[Senet_Taksit_Giriş.D3]" table:style-name="ce66">
            <text:p>30.03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3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number-columns-repeated="16" table:style-name="ce35"/>
          <table:table-cell table:number-columns-repeated="16368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2 #  " table:formula="of:=[.$D30] &amp;&quot;    - Taksit No: &quot; &amp; [.$D25]&amp;&quot;  &quot;" table:number-columns-spanned="1" table:number-rows-spanned="18" table:style-name="ce85">
            <text:p>Bursa Fabrika Satış Mağazası – Adem Duman <text:s text:c="3"/>- Taksit No: # 2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4-30T00:00:00" table:formula="of:=[.D38]" table:style-name="ce50">
            <text:p>30.04.2021</text:p>
          </table:table-cell>
          <table:table-cell table:style-name="ce51"/>
          <table:table-cell office:value-type="string" office:string-value="# 2.000 TL #" table:formula="of:=[.D27]" table:style-name="ce52">
            <text:p># 2.000 TL #</text:p>
          </table:table-cell>
          <table:table-cell office:value-type="string" office:string-value="#   Krş #" table:formula="of:=[.D28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2 #" table:formula="of:=[.D25]" table:style-name="ce54">
            <text:p># 2 #</text:p>
          </table:table-cell>
          <table:table-cell table:style-name="ce44"/>
          <table:table-cell office:value-type="date" office:date-value="2021-02-25T00:00:00" table:formula="of:=[.D40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 #" table:formula="of:=&quot;# &quot;&amp;TEXT(INT([Senet_Taksit_Giriş.B4]);&quot;##.##0&quot;)&amp;&quot; #&quot;" table:style-name="ce57">
            <text:p># 2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24];&quot;dd mmmm yyyy&quot;)&amp;&quot; tarihinde Sayın : &quot;&amp;[Senet_Borçlu_Alacaklı_Giriş.$C$1]&amp;&quot; 'ya veyahut emruhavalesine yukarıda yazılı Yalnız # &quot;&amp;[Senet_Taksit_Giriş.F4]&amp;&quot; # ödeyeceği&quot;&amp;IF([Senet_Borçlu_Alacaklı_Giriş.$C$4]=&quot;Gerçek Kişi&quot;;&quot;m.&quot;;&quot;z.&quot;)&amp;&quot; Bedeli &quot;&amp;[Senet_Taksit_Giriş.G4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4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24]-INT([Senet_Taksit_Giriş.E24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30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4-30T00:00:00" table:formula="of:=[Senet_Taksit_Giriş.D4]" table:style-name="ce66">
            <text:p>30.04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4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3 #  " table:formula="of:=[.$D51] &amp;&quot;    - Taksit No: &quot; &amp; [.$D46]&amp;&quot;  &quot;" table:number-columns-spanned="1" table:number-rows-spanned="18" table:style-name="ce85">
            <text:p>Bursa Fabrika Satış Mağazası – Adem Duman <text:s text:c="3"/>- Taksit No: # 3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5-30T00:00:00" table:formula="of:=[.D59]" table:style-name="ce50">
            <text:p>30.05.2021</text:p>
          </table:table-cell>
          <table:table-cell table:style-name="ce51"/>
          <table:table-cell office:value-type="string" office:string-value="# 2.000 TL #" table:formula="of:=[.D48]" table:style-name="ce52">
            <text:p># 2.000 TL #</text:p>
          </table:table-cell>
          <table:table-cell office:value-type="string" office:string-value="#   Krş #" table:formula="of:=[.D49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3 #" table:formula="of:=[.D46]" table:style-name="ce54">
            <text:p># 3 #</text:p>
          </table:table-cell>
          <table:table-cell table:style-name="ce44"/>
          <table:table-cell office:value-type="date" office:date-value="2021-02-25T00:00:00" table:formula="of:=[.D61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3 #" table:formula="of:=&quot;# &quot;&amp;TEXT(INT([Senet_Taksit_Giriş.B5]);&quot;##.##0&quot;)&amp;&quot; #&quot;" table:style-name="ce57">
            <text:p># 3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45];&quot;dd mmmm yyyy&quot;)&amp;&quot; tarihinde Sayın : &quot;&amp;[Senet_Borçlu_Alacaklı_Giriş.$C$1]&amp;&quot; 'ya veyahut emruhavalesine yukarıda yazılı Yalnız # &quot;&amp;[Senet_Taksit_Giriş.F5]&amp;&quot; # ödeyeceğ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5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46]-INT([Senet_Taksit_Giriş.E46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51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5-30T00:00:00" table:formula="of:=[Senet_Taksit_Giriş.D5]" table:style-name="ce66">
            <text:p>30.05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5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4 #  " table:formula="of:=[.$D71] &amp;&quot;    - Taksit No: &quot; &amp; [.$D66]&amp;&quot;  &quot;" table:number-columns-spanned="1" table:number-rows-spanned="18" table:style-name="ce85">
            <text:p>Bursa Fabrika Satış Mağazası – Adem Duman <text:s text:c="3"/>- Taksit No: # 4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6-30T00:00:00" table:formula="of:=[.D79]" table:style-name="ce50">
            <text:p>30.06.2021</text:p>
          </table:table-cell>
          <table:table-cell table:style-name="ce51"/>
          <table:table-cell office:value-type="string" office:string-value="# 2.000 TL #" table:formula="of:=[.D68]" table:style-name="ce52">
            <text:p># 2.000 TL #</text:p>
          </table:table-cell>
          <table:table-cell office:value-type="string" office:string-value="#   Krş #" table:formula="of:=[.D69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4 #" table:formula="of:=[.D66]" table:style-name="ce54">
            <text:p># 4 #</text:p>
          </table:table-cell>
          <table:table-cell table:style-name="ce44"/>
          <table:table-cell office:value-type="date" office:date-value="2021-02-25T00:00:00" table:formula="of:=[.D81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4 #" table:formula="of:=&quot;# &quot;&amp;TEXT(INT([Senet_Taksit_Giriş.B6]);&quot;##.##0&quot;)&amp;&quot; #&quot;" table:style-name="ce57">
            <text:p># 4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65];&quot;dd mmmm yyyy&quot;)&amp;&quot; tarihinde Sayın : &quot;&amp;[Senet_Borçlu_Alacaklı_Giriş.$C$1]&amp;&quot; 'ya veyahut emruhavalesine yukarıda yazılı Yalnız # &quot;&amp;[Senet_Taksit_Giriş.F6]&amp;&quot; # ödeyeceğ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6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68]-INT([Senet_Taksit_Giriş.E68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71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6-30T00:00:00" table:formula="of:=[Senet_Taksit_Giriş.D6]" table:style-name="ce66">
            <text:p>30.06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6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5 #  " table:formula="of:=[.$D92] &amp;&quot;    - Taksit No: &quot; &amp; [.$D87]&amp;&quot;  &quot;" table:number-columns-spanned="1" table:number-rows-spanned="18" table:style-name="ce85">
            <text:p>Bursa Fabrika Satış Mağazası – Adem Duman <text:s text:c="3"/>- Taksit No: # 5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7-30T00:00:00" table:formula="of:=[.D100]" table:style-name="ce50">
            <text:p>30.07.2021</text:p>
          </table:table-cell>
          <table:table-cell table:style-name="ce51"/>
          <table:table-cell office:value-type="string" office:string-value="# 14.000 TL #" table:formula="of:=[.D89]" table:style-name="ce52">
            <text:p># 14.000 TL #</text:p>
          </table:table-cell>
          <table:table-cell office:value-type="string" office:string-value="#   Krş #" table:formula="of:=[.D90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5 #" table:formula="of:=[.D87]" table:style-name="ce54">
            <text:p># 5 #</text:p>
          </table:table-cell>
          <table:table-cell table:style-name="ce44"/>
          <table:table-cell office:value-type="date" office:date-value="2021-02-25T00:00:00" table:formula="of:=[.D102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5 #" table:formula="of:=&quot;# &quot;&amp;TEXT(INT([Senet_Taksit_Giriş.B7]);&quot;##.##0&quot;)&amp;&quot; #&quot;" table:style-name="ce57">
            <text:p># 5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86];&quot;dd mmmm yyyy&quot;)&amp;&quot; tarihinde Sayın : &quot;&amp;[Senet_Borçlu_Alacaklı_Giriş.$C$1]&amp;&quot; 'ya veyahut emruhavalesine yukarıda yazılı Yalnız # &quot;&amp;[Senet_Taksit_Giriş.F7]&amp;&quot; # ödeyeceğ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14.000 TL #" table:formula="of:=&quot;# &quot;&amp;TEXT(INT([Senet_Taksit_Giriş.E7]);&quot;##.##0&quot;)&amp;&quot; TL #&quot;" table:style-name="ce59">
            <text:p># 14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90]-INT([Senet_Taksit_Giriş.E90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92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7-30T00:00:00" table:formula="of:=[Senet_Taksit_Giriş.D7]" table:style-name="ce66">
            <text:p>30.07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7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6 #  " table:formula="of:=[.$D113] &amp;&quot;    - Taksit No: &quot; &amp; [.$D108]&amp;&quot;  &quot;" table:number-columns-spanned="1" table:number-rows-spanned="18" table:style-name="ce85">
            <text:p>Bursa Fabrika Satış Mağazası – Adem Duman <text:s text:c="3"/>- Taksit No: # 6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8-30T00:00:00" table:formula="of:=[.D121]" table:style-name="ce50">
            <text:p>30.08.2021</text:p>
          </table:table-cell>
          <table:table-cell table:style-name="ce51"/>
          <table:table-cell office:value-type="string" office:string-value="# 2.000 TL #" table:formula="of:=[.D110]" table:style-name="ce52">
            <text:p># 2.000 TL #</text:p>
          </table:table-cell>
          <table:table-cell office:value-type="string" office:string-value="#   Krş #" table:formula="of:=[.D111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6 #" table:formula="of:=[.D108]" table:style-name="ce54">
            <text:p># 6 #</text:p>
          </table:table-cell>
          <table:table-cell table:style-name="ce44"/>
          <table:table-cell office:value-type="date" office:date-value="2021-02-25T00:00:00" table:formula="of:=[.D123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6 #" table:formula="of:=&quot;# &quot;&amp;TEXT(INT([Senet_Taksit_Giriş.B8]);&quot;##.##0&quot;)&amp;&quot; #&quot;" table:style-name="ce57">
            <text:p># 6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07];&quot;dd mmmm yyyy&quot;)&amp;&quot; tarihinde Sayın : &quot;&amp;[Senet_Borçlu_Alacaklı_Giriş.$C$1]&amp;&quot; 'ya veyahut emruhavalesine yukarıda yazılı Yalnız # &quot;&amp;[Senet_Taksit_Giriş.F8]&amp;&quot; # ödeyeceği&quot;&amp;IF([Senet_Borçlu_Alacaklı_Giriş.$C$4]=&quot;Gerçek Kişi&quot;;&quot;m.&quot;;&quot;z.&quot;)&amp;&quot; Bedeli &quot;&amp;[Senet_Taksit_Giriş.G8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8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11]-INT([Senet_Taksit_Giriş.E111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13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8-30T00:00:00" table:formula="of:=[Senet_Taksit_Giriş.D8]" table:style-name="ce66">
            <text:p>30.08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8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7 #  " table:formula="of:=[.$D133] &amp;&quot;    - Taksit No: &quot; &amp; [.$D128]&amp;&quot;  &quot;" table:number-columns-spanned="1" table:number-rows-spanned="18" table:style-name="ce85">
            <text:p>Bursa Fabrika Satış Mağazası – Adem Duman <text:s text:c="3"/>- Taksit No: # 7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09-30T00:00:00" table:formula="of:=[.D141]" table:style-name="ce50">
            <text:p>30.09.2021</text:p>
          </table:table-cell>
          <table:table-cell table:style-name="ce51"/>
          <table:table-cell office:value-type="string" office:string-value="# 2.000 TL #" table:formula="of:=[.D130]" table:style-name="ce52">
            <text:p># 2.000 TL #</text:p>
          </table:table-cell>
          <table:table-cell office:value-type="string" office:string-value="#   Krş #" table:formula="of:=[.D131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7 #" table:formula="of:=[.D128]" table:style-name="ce54">
            <text:p># 7 #</text:p>
          </table:table-cell>
          <table:table-cell table:style-name="ce44"/>
          <table:table-cell office:value-type="date" office:date-value="2021-02-25T00:00:00" table:formula="of:=[.D143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7 #" table:formula="of:=&quot;# &quot;&amp;TEXT(INT([Senet_Taksit_Giriş.B9]);&quot;##.##0&quot;)&amp;&quot; #&quot;" table:style-name="ce57">
            <text:p># 7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27];&quot;dd mmmm yyyy&quot;)&amp;&quot; tarihinde Sayın : &quot;&amp;[Senet_Borçlu_Alacaklı_Giriş.$C$1]&amp;&quot; 'ya veyahut emruhavalesine yukarıda yazılı Yalnız # &quot;&amp;[Senet_Taksit_Giriş.F9]&amp;&quot; # ödeyeceği&quot;&amp;IF([Senet_Borçlu_Alacaklı_Giriş.$C$4]=&quot;Gerçek Kişi&quot;;&quot;m.&quot;;&quot;z.&quot;)&amp;&quot; Bedeli &quot;&amp;[Senet_Taksit_Giriş.G9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9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32]-INT([Senet_Taksit_Giriş.E132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33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09-30T00:00:00" table:formula="of:=[Senet_Taksit_Giriş.D9]" table:style-name="ce66">
            <text:p>30.09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9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8 #  " table:formula="of:=[.$D154] &amp;&quot;    - Taksit No: &quot; &amp; [.$D149]&amp;&quot;  &quot;" table:number-columns-spanned="1" table:number-rows-spanned="18" table:style-name="ce85">
            <text:p>Bursa Fabrika Satış Mağazası – Adem Duman <text:s text:c="3"/>- Taksit No: # 8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10-30T00:00:00" table:formula="of:=[.D162]" table:style-name="ce50">
            <text:p>30.10.2021</text:p>
          </table:table-cell>
          <table:table-cell table:style-name="ce51"/>
          <table:table-cell office:value-type="string" office:string-value="# 2.000 TL #" table:formula="of:=[.D151]" table:style-name="ce52">
            <text:p># 2.000 TL #</text:p>
          </table:table-cell>
          <table:table-cell office:value-type="string" office:string-value="#   Krş #" table:formula="of:=[.D152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8 #" table:formula="of:=[.D149]" table:style-name="ce54">
            <text:p># 8 #</text:p>
          </table:table-cell>
          <table:table-cell table:style-name="ce44"/>
          <table:table-cell office:value-type="date" office:date-value="2021-02-25T00:00:00" table:formula="of:=[.D164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8 #" table:formula="of:=&quot;# &quot;&amp;TEXT(INT([Senet_Taksit_Giriş.B10]);&quot;##.##0&quot;)&amp;&quot; #&quot;" table:style-name="ce57">
            <text:p># 8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48];&quot;dd mmmm yyyy&quot;)&amp;&quot; tarihinde Sayın : &quot;&amp;[Senet_Borçlu_Alacaklı_Giriş.$C$1]&amp;&quot; 'ya veyahut emruhavalesine yukarıda yazılı Yalnız # &quot;&amp;[Senet_Taksit_Giriş.F10]&amp;&quot; # ödeyeceği&quot;&amp;IF([Senet_Borçlu_Alacaklı_Giriş.$C$4]=&quot;Gerçek Kişi&quot;;&quot;m.&quot;;&quot;z.&quot;)&amp;&quot; Bedeli &quot;&amp;[Senet_Taksit_Giriş.G1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0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53]-INT([Senet_Taksit_Giriş.E153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54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10-30T00:00:00" table:formula="of:=[Senet_Taksit_Giriş.D10]" table:style-name="ce66">
            <text:p>30.10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0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9 #  " table:formula="of:=[.$D175] &amp;&quot;    - Taksit No: &quot; &amp; [.$D170]&amp;&quot;  &quot;" table:number-columns-spanned="1" table:number-rows-spanned="18" table:style-name="ce85">
            <text:p>Bursa Fabrika Satış Mağazası – Adem Duman <text:s text:c="3"/>- Taksit No: # 9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11-30T00:00:00" table:formula="of:=[.D183]" table:style-name="ce50">
            <text:p>30.11.2021</text:p>
          </table:table-cell>
          <table:table-cell table:style-name="ce51"/>
          <table:table-cell office:value-type="string" office:string-value="# 2.000 TL #" table:formula="of:=[.D172]" table:style-name="ce52">
            <text:p># 2.000 TL #</text:p>
          </table:table-cell>
          <table:table-cell office:value-type="string" office:string-value="#   Krş #" table:formula="of:=[.D173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9 #" table:formula="of:=[.D170]" table:style-name="ce54">
            <text:p># 9 #</text:p>
          </table:table-cell>
          <table:table-cell table:style-name="ce44"/>
          <table:table-cell office:value-type="date" office:date-value="2021-02-25T00:00:00" table:formula="of:=[.D185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9 #" table:formula="of:=&quot;# &quot;&amp;TEXT(INT([Senet_Taksit_Giriş.B11]);&quot;##.##0&quot;)&amp;&quot; #&quot;" table:style-name="ce57">
            <text:p># 9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69];&quot;dd mmmm yyyy&quot;)&amp;&quot; tarihinde Sayın : &quot;&amp;[Senet_Borçlu_Alacaklı_Giriş.$C$1]&amp;&quot; 'ya veyahut emruhavalesine yukarıda yazılı Yalnız # &quot;&amp;[Senet_Taksit_Giriş.F11]&amp;&quot; # ödeyeceği&quot;&amp;IF([Senet_Borçlu_Alacaklı_Giriş.$C$4]=&quot;Gerçek Kişi&quot;;&quot;m.&quot;;&quot;z.&quot;)&amp;&quot; Bedeli &quot;&amp;[Senet_Taksit_Giriş.G11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1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74]-INT([Senet_Taksit_Giriş.E174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75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11-30T00:00:00" table:formula="of:=[Senet_Taksit_Giriş.D11]" table:style-name="ce66">
            <text:p>30.11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1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0 #  " table:formula="of:=[.$D195] &amp;&quot;    - Taksit No: &quot; &amp; [.$D190]&amp;&quot;  &quot;" table:number-columns-spanned="1" table:number-rows-spanned="18" table:style-name="ce85">
            <text:p>Bursa Fabrika Satış Mağazası – Adem Duman <text:s text:c="3"/>- Taksit No: # 10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1-12-30T00:00:00" table:formula="of:=[.D203]" table:style-name="ce50">
            <text:p>30.12.2021</text:p>
          </table:table-cell>
          <table:table-cell table:style-name="ce51"/>
          <table:table-cell office:value-type="string" office:string-value="# 2.000 TL #" table:formula="of:=[.D192]" table:style-name="ce52">
            <text:p># 2.000 TL #</text:p>
          </table:table-cell>
          <table:table-cell office:value-type="string" office:string-value="#   Krş #" table:formula="of:=[.D193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0 #" table:formula="of:=[.D190]" table:style-name="ce54">
            <text:p># 10 #</text:p>
          </table:table-cell>
          <table:table-cell table:style-name="ce44"/>
          <table:table-cell office:value-type="date" office:date-value="2021-02-25T00:00:00" table:formula="of:=[.D205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10 #" table:formula="of:=&quot;# &quot;&amp;TEXT(INT([Senet_Taksit_Giriş.B12]);&quot;##.##0&quot;)&amp;&quot; #&quot;" table:style-name="ce57">
            <text:p># 10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189];&quot;dd mmmm yyyy&quot;)&amp;&quot; tarihinde Sayın : &quot;&amp;[Senet_Borçlu_Alacaklı_Giriş.$C$1]&amp;&quot; 'ya veyahut emruhavalesine yukarıda yazılı Yalnız # &quot;&amp;[Senet_Taksit_Giriş.F12]&amp;&quot; # ödeyeceği&quot;&amp;IF([Senet_Borçlu_Alacaklı_Giriş.$C$4]=&quot;Gerçek Kişi&quot;;&quot;m.&quot;;&quot;z.&quot;)&amp;&quot; Bedeli &quot;&amp;[Senet_Taksit_Giriş.G12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2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195]-INT([Senet_Taksit_Giriş.E195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195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1-12-30T00:00:00" table:formula="of:=[Senet_Taksit_Giriş.D12]" table:style-name="ce66">
            <text:p>30.12.2021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2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1 #  " table:formula="of:=[.$D216] &amp;&quot;    - Taksit No: &quot; &amp; [.$D211]&amp;&quot;  &quot;" table:number-columns-spanned="1" table:number-rows-spanned="18" table:style-name="ce85">
            <text:p>Bursa Fabrika Satış Mağazası – Adem Duman <text:s text:c="3"/>- Taksit No: # 11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2-01-30T00:00:00" table:formula="of:=[.D224]" table:style-name="ce50">
            <text:p>30.01.2022</text:p>
          </table:table-cell>
          <table:table-cell table:style-name="ce51"/>
          <table:table-cell office:value-type="string" office:string-value="# 2.000 TL #" table:formula="of:=[.D213]" table:style-name="ce52">
            <text:p># 2.000 TL #</text:p>
          </table:table-cell>
          <table:table-cell office:value-type="string" office:string-value="#   Krş #" table:formula="of:=[.D214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1 #" table:formula="of:=[.D211]" table:style-name="ce54">
            <text:p># 11 #</text:p>
          </table:table-cell>
          <table:table-cell table:style-name="ce44"/>
          <table:table-cell office:value-type="date" office:date-value="2021-02-25T00:00:00" table:formula="of:=[.D226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11 #" table:formula="of:=&quot;# &quot;&amp;TEXT(INT([Senet_Taksit_Giriş.B13]);&quot;##.##0&quot;)&amp;&quot; #&quot;" table:style-name="ce57">
            <text:p># 11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210];&quot;dd mmmm yyyy&quot;)&amp;&quot; tarihinde Sayın : &quot;&amp;[Senet_Borçlu_Alacaklı_Giriş.$C$1]&amp;&quot; 'ya veyahut emruhavalesine yukarıda yazılı Yalnız # &quot;&amp;[Senet_Taksit_Giriş.F13]&amp;&quot; # ödeyeceği&quot;&amp;IF([Senet_Borçlu_Alacaklı_Giriş.$C$4]=&quot;Gerçek Kişi&quot;;&quot;m.&quot;;&quot;z.&quot;)&amp;&quot; Bedeli &quot;&amp;[Senet_Taksit_Giriş.G1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3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216]-INT([Senet_Taksit_Giriş.E216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216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Unvan : Adem Duman" table:formula="of:=&quot;İsim Unvan : &quot;&amp;[Senet_Borçlu_Alacaklı_Giriş.$C$9]" table:number-columns-spanned="4" table:number-rows-spanned="1" table:style-name="ce77">
            <text:p>İsim Unvan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2-01-30T00:00:00" table:formula="of:=[Senet_Taksit_Giriş.D13]" table:style-name="ce66">
            <text:p>30.01.2022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3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style-name="ro8">
          <table:table-cell table:number-columns-repeated="1024" table:style-name="ce39"/>
          <table:table-cell table:number-columns-repeated="15360"/>
        </table:table-row>
        <table:table-row table:style-name="ro7">
          <table:table-cell table:style-name="ce35"/>
          <table:table-cell table:style-name="ce36"/>
          <table:table-cell table:number-columns-repeated="13" table:style-name="ce37"/>
          <table:table-cell table:style-name="ce38"/>
          <table:table-cell table:number-columns-repeated="16368"/>
        </table:table-row>
        <table:table-row table:style-name="ro7">
          <table:table-cell table:style-name="ce40"/>
          <table:table-cell table:style-name="ce41"/>
          <table:table-cell table:style-name="ce40"/>
          <table:table-cell office:value-type="string" table:style-name="ce42">
            <text:p>Senedin</text:p>
          </table:table-cell>
          <table:table-cell office:value-type="string" office:string-value="Bursa Fabrika Satış Mağazası – Adem Duman    - Taksit No: # 12 #  " table:formula="of:=[.$D237] &amp;&quot;    - Taksit No: &quot; &amp; [.$D232]&amp;&quot;  &quot;" table:number-columns-spanned="1" table:number-rows-spanned="18" table:style-name="ce85">
            <text:p>Bursa Fabrika Satış Mağazası – Adem Duman <text:s text:c="3"/>- Taksit No: # 12 #<text:s text:c="2"/></text:p>
          </table:table-cell>
          <table:table-cell table:style-name="ce40"/>
          <table:table-cell office:value-type="string" table:style-name="ce43">
            <text:p>Ödeme Günü</text:p>
          </table:table-cell>
          <table:table-cell table:style-name="ce40"/>
          <table:table-cell office:value-type="string" table:style-name="ce43">
            <text:p>Türk Lirası</text:p>
          </table:table-cell>
          <table:table-cell office:value-type="string" table:style-name="ce43">
            <text:p>Kuruş</text:p>
          </table:table-cell>
          <table:table-cell table:style-name="ce1"/>
          <table:table-cell table:style-name="ce40"/>
          <table:table-cell office:value-type="string" table:style-name="ce43">
            <text:p>No</text:p>
          </table:table-cell>
          <table:table-cell table:style-name="ce44"/>
          <table:table-cell office:value-type="string" table:style-name="ce43">
            <text:p>Düzenleme Tarihi</text:p>
          </table:table-cell>
          <table:table-cell table:style-name="ce45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49">
            <text:p>No:</text:p>
          </table:table-cell>
          <table:covered-table-cell/>
          <table:table-cell table:style-name="ce35"/>
          <table:table-cell office:value-type="date" office:date-value="2022-02-28T00:00:00" table:formula="of:=[.D245]" table:style-name="ce50">
            <text:p>28.02.2022</text:p>
          </table:table-cell>
          <table:table-cell table:style-name="ce51"/>
          <table:table-cell office:value-type="string" office:string-value="# 2.000 TL #" table:formula="of:=[.D234]" table:style-name="ce52">
            <text:p># 2.000 TL #</text:p>
          </table:table-cell>
          <table:table-cell office:value-type="string" office:string-value="#   Krş #" table:formula="of:=[.D235]" table:style-name="ce53">
            <text:p># <text:s text:c="2"/>Krş #</text:p>
          </table:table-cell>
          <table:table-cell table:style-name="ce1"/>
          <table:table-cell table:style-name="ce51"/>
          <table:table-cell office:value-type="string" office:string-value="# 12 #" table:formula="of:=[.D232]" table:style-name="ce54">
            <text:p># 12 #</text:p>
          </table:table-cell>
          <table:table-cell table:style-name="ce44"/>
          <table:table-cell office:value-type="date" office:date-value="2021-02-25T00:00:00" table:formula="of:=[.D247]" table:style-name="ce55">
            <text:p>25.02.2021</text:p>
          </table:table-cell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12 #" table:formula="of:=&quot;# &quot;&amp;TEXT(INT([Senet_Taksit_Giriş.B14]);&quot;##.##0&quot;)&amp;&quot; #&quot;" table:style-name="ce57">
            <text:p># 12 #</text:p>
          </table:table-cell>
          <table:covered-table-cell/>
          <table:table-cell table:number-columns-repeated="10" table:style-name="ce35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table:style-name="ce58">
            <text:p>Tutarı</text:p>
          </table:table-cell>
          <table:covered-table-cell/>
          <table:table-cell office:value-type="string" office:string-value="   İş bu emre muharrer senedimizin mükabilinde 00 mmmm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table:formula="of:=&quot;   İş bu emre muharrer senedim&quot;&amp;IF([Senet_Borçlu_Alacaklı_Giriş.$C$4]=&quot;Gerçek Kişi&quot;;&quot;in&quot;;&quot;izin&quot;)&amp;&quot; mükabilinde &quot;&amp;TEXT([.G231];&quot;dd mmmm yyyy&quot;)&amp;&quot; tarihinde Sayın : &quot;&amp;[Senet_Borçlu_Alacaklı_Giriş.$C$1]&amp;&quot; 'ya veyahut emruhavalesine yukarıda yazılı Yalnız # &quot;&amp;[Senet_Taksit_Giriş.F14]&amp;&quot; # ödeyeceği&quot;&amp;IF([Senet_Borçlu_Alacaklı_Giriş.$C$4]=&quot;Gerçek Kişi&quot;;&quot;m.&quot;;&quot;z.&quot;)&amp;&quot; Bedeli &quot;&amp;[Senet_Taksit_Giriş.G14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10" table:number-rows-spanned="4" table:style-name="ce69">
            <text:p><text:s text:c="3"/>İş bu emre muharrer senedimizin mükabilinde 00 mmmm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48"/>
          <table:table-cell office:value-type="string" office:string-value="# 2.000 TL #" table:formula="of:=&quot;# &quot;&amp;TEXT(INT([Senet_Taksit_Giriş.E14]);&quot;##.##0&quot;)&amp;&quot; TL #&quot;" table:style-name="ce59">
            <text:p># 2.000 TL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office:string-value="#   Krş #" table:formula="of:=&quot;# &quot;&amp;TEXT(([Senet_Taksit_Giriş.E237]-INT([Senet_Taksit_Giriş.E237]))*100;&quot;##.##&quot;)&amp;&quot;  Krş #&quot;" table:style-name="ce57">
            <text:p># <text:s text:c="2"/>Krş #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Borçlu:</text:p>
          </table:table-cell>
          <table:covered-table-cell/>
          <table:covered-table-cell/>
          <table:covered-table-cell table:number-columns-repeated="9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string" office:string-value="Bursa Fabrika Satış Mağazası – Adem Duman" table:formula="of:=[.$D$9]" table:number-columns-spanned="1" table:number-rows-spanned="7" table:style-name="ce70">
            <text:p>Bursa Fabrika Satış Mağazası – Adem Duman</text:p>
          </table:table-cell>
          <table:covered-table-cell/>
          <table:table-cell table:number-columns-repeated="10" table:style-name="ce1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ÖDEYECEK</text:p>
          </table:table-cell>
          <table:table-cell office:value-type="string" office:string-value="İsim : Bursa Fabrika Satış Mağazası – Adem Duman" table:formula="of:=&quot;İsim : &quot;&amp;[.$D237]" table:number-columns-spanned="4" table:number-rows-spanned="1" table:style-name="ce77">
            <text:p>İsim : Bursa Fabrika Satış Mağazası – Adem Duman</text:p>
          </table:table-cell>
          <table:covered-table-cell table:number-columns-repeated="3"/>
          <table:table-cell table:number-columns-repeated="2" table:style-name="ce37"/>
          <table:table-cell table:number-columns-spanned="2" table:number-rows-spanned="1" table:style-name="ce73"/>
          <table:covered-table-cell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Adres : Hızarhane Cad. No:5 TOKAT" table:formula="of:=&quot;Adres : &quot; &amp;[Senet_Borçlu_Alacaklı_Giriş.$C$6]" table:number-columns-spanned="5" table:number-rows-spanned="2" table:style-name="ce74">
            <text:p>Adres : Hızarhane Cad. No:5 TOKAT</text:p>
          </table:table-cell>
          <table:covered-table-cell table:number-columns-repeated="4"/>
          <table:table-cell table:number-columns-repeated="3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48">
            <text:p>İmza</text:p>
          </table:table-cell>
          <table:table-cell table:style-name="ce48"/>
          <table:table-cell table:style-name="ce44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1"/>
          <table:table-cell table:style-name="ce62"/>
          <table:covered-table-cell/>
          <table:covered-table-cell/>
          <table:covered-table-cell/>
          <table:table-cell office:value-type="string" office:string-value="Vergi Dairesi : Tokat" table:formula="of:=&quot;Vergi Dairesi : &quot;&amp;[Senet_Borçlu_Alacaklı_Giriş.$C$7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covered-table-cell/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8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covered-table-cell/>
          <table:covered-table-cell/>
          <table:table-cell office:value-type="string" table:number-columns-spanned="1" table:number-rows-spanned="5" table:style-name="ce71">
            <text:p>KEFİL</text:p>
          </table:table-cell>
          <table:table-cell office:value-type="string" office:string-value="İsim : Adem Duman" table:formula="of:=&quot;İsim : &quot;&amp;[Senet_Borçlu_Alacaklı_Giriş.$C$9]" table:number-columns-spanned="4" table:number-rows-spanned="1" table:style-name="ce77">
            <text:p>İsim : Adem Duman</text:p>
          </table:table-cell>
          <table:covered-table-cell table:number-columns-repeated="3"/>
          <table:table-cell table:style-name="ce37"/>
          <table:table-cell table:style-name="ce65"/>
          <table:table-cell table:number-columns-repeated="2" table:style-name="ce37"/>
          <table:table-cell table:style-name="ce38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Vade</text:p>
          </table:table-cell>
          <table:covered-table-cell/>
          <table:covered-table-cell/>
          <table:table-cell office:value-type="string" office:string-value="Adres : Esentepe Mah. Şehit Ulaşar Cad. Belde Sitesi B Blk. K1: D:3 TOKAT" table:formula="of:=&quot;Adres : &quot; &amp;[Senet_Borçlu_Alacaklı_Giriş.$C$10]" table:number-columns-spanned="4" table:number-rows-spanned="2" table:style-name="ce74">
            <text:p>Adres : Esentepe Mah. Şehit Ulaşar Cad. Belde Sitesi B Blk. K1: D:3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60"/>
          <table:table-cell table:style-name="ce35"/>
          <table:table-cell office:value-type="date" office:date-value="2022-02-28T00:00:00" table:formula="of:=[Senet_Taksit_Giriş.D14]" table:style-name="ce66">
            <text:p>28.02.2022</text:p>
          </table:table-cell>
          <table:covered-table-cell/>
          <table:covered-table-cell/>
          <table:covered-table-cell/>
          <table:covered-table-cell table:number-columns-repeated="3"/>
          <table:table-cell table:style-name="ce35"/>
          <table:table-cell office:value-type="string" table:style-name="ce48">
            <text:p>İmza</text:p>
          </table:table-cell>
          <table:table-cell table:number-columns-repeated="2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string" table:style-name="ce58">
            <text:p>Tarih</text:p>
          </table:table-cell>
          <table:covered-table-cell/>
          <table:covered-table-cell/>
          <table:table-cell office:value-type="string" office:string-value="Vergi Dairesi : Tokat" table:formula="of:=&quot;Vergi Dairesi : &quot;&amp;[Senet_Borçlu_Alacaklı_Giriş.$C$11]" table:number-columns-spanned="4" table:number-rows-spanned="1" table:style-name="ce75">
            <text:p>Vergi Dairesi : Tokat</text:p>
          </table:table-cell>
          <table:covered-table-cell table:number-columns-repeated="3"/>
          <table:table-cell table:number-columns-repeated="4" table:style-name="ce35"/>
          <table:table-cell table:number-columns-repeated="2" table:style-name="ce56"/>
          <table:table-cell table:number-columns-repeated="16368"/>
        </table:table-row>
        <table:table-row table:style-name="ro7">
          <table:table-cell table:style-name="ce35"/>
          <table:table-cell table:style-name="ce47"/>
          <table:table-cell table:style-name="ce35"/>
          <table:table-cell office:value-type="date" office:date-value="2021-02-25T00:00:00" table:formula="of:=[Senet_Taksit_Giriş.C14]" table:style-name="ce66">
            <text:p>25.02.2021</text:p>
          </table:table-cell>
          <table:covered-table-cell/>
          <table:covered-table-cell/>
          <table:table-cell office:value-type="string" office:string-value="Vergi No / TC Kimlik No : 341 3267 6260" table:formula="of:=&quot;Vergi No / TC Kimlik No : &quot;&amp;[Senet_Borçlu_Alacaklı_Giriş.$C$12]" table:number-columns-spanned="4" table:number-rows-spanned="1" table:style-name="ce76">
            <text:p>Vergi No / TC Kimlik No : 341 3267 6260</text:p>
          </table:table-cell>
          <table:covered-table-cell table:number-columns-repeated="3"/>
          <table:table-cell table:number-columns-repeated="4" table:style-name="ce63"/>
          <table:table-cell table:style-name="ce64"/>
          <table:table-cell table:style-name="ce56"/>
          <table:table-cell table:number-columns-repeated="16368"/>
        </table:table-row>
        <table:table-row table:style-name="ro7">
          <table:table-cell table:style-name="ce35"/>
          <table:table-cell table:style-name="ce67"/>
          <table:table-cell table:number-columns-repeated="13" table:style-name="ce63"/>
          <table:table-cell table:style-name="ce64"/>
          <table:table-cell table:number-columns-repeated="16368"/>
        </table:table-row>
        <table:table-row table:number-rows-repeated="1048299" table:style-name="ro9">
          <table:table-cell table:number-columns-repeated="16384"/>
        </table:table-row>
        <table:table-row table:number-rows-repeated="29" table:style-name="ro10">
          <table:table-cell table:number-columns-repeated="16384"/>
        </table:table-row>
      </table:table>
      <table:table table:name="Sheet5" table:style-name="ta4">
        <table:table-column table:style-name="co12" table:number-columns-repeated="2" table:default-cell-style-name="ce1"/>
        <table:table-column table:style-name="co34" table:default-cell-style-name="ce1"/>
        <table:table-column table:style-name="co12" table:default-cell-style-name="ce1"/>
        <table:table-column table:style-name="co35" table:default-cell-style-name="ce1"/>
        <table:table-column table:style-name="co8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DEM DUMAN <text:s/>- 2022-2023 Kira ödemes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Ödeme Tablosu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date" office:date-value="2021-08-30T00:00:00" table:style-name="ce7">
            <text:p>30.08.2021</text:p>
          </table:table-cell>
          <table:table-cell office:value-type="string" table:style-name="ce1">
            <text:p>Nakit <text:s/>3000 T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31.09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0-30T00:00:00" table:style-name="ce7">
            <text:p>30.10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1-30T00:00:00" table:style-name="ce7">
            <text:p>30.11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12-30T00:00:00" table:style-name="ce7">
            <text:p>30.12.2021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1-30T00:00:00" table:style-name="ce7">
            <text:p>30.01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2-28T00:00:00" table:style-name="ce7">
            <text:p>28.02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3-30T00:00:00" table:style-name="ce7">
            <text:p>30.03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4-30T00:00:00" table:style-name="ce7">
            <text:p>30.04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5-30T00:00:00" table:style-name="ce7">
            <text:p>30.05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6-30T00:00:00" table:style-name="ce7">
            <text:p>30.06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2-07-30T00:00:00" table:style-name="ce7">
            <text:p>30.07.2022</text:p>
          </table:table-cell>
          <table:table-cell office:value-type="string" table:style-name="ce1">
            <text:p>Senet 3000 TL</text:p>
          </table:table-cell>
          <table:table-cell table:number-columns-repeated="16381"/>
        </table:table-row>
        <table:table-row table:style-name="ro1">
          <table:table-cell/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Yapılan Ödemeler</text:p>
          </table:table-cell>
          <table:table-cell table:number-columns-repeated="2" table:style-name="ce1"/>
          <table:table-cell office:value-type="string" table:style-name="ce1">
            <text:p>Toplam Ödeme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date" office:date-value="2021-08-30T00:00:00" table:style-name="ce7">
            <text:p>30.08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2000" table:formula="of:=[.D19]+[.E18]" table:style-name="ce1">
            <text:p>2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7">
            <text:p>31.09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4000" table:formula="of:=[.D20]+[.E19]" table:style-name="ce1">
            <text:p>4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1-10-30T00:00:00" table:style-name="ce7">
            <text:p>30.10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6000" table:formula="of:=[.D21]+[.E20]" table:style-name="ce1">
            <text:p>6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1-11-30T00:00:00" table:style-name="ce7">
            <text:p>30.11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8000" table:formula="of:=[.D22]+[.E21]" table:style-name="ce1">
            <text:p>8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1-12-30T00:00:00" table:style-name="ce7">
            <text:p>30.12.2021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10000" table:formula="of:=[.D23]+[.E22]" table:style-name="ce1">
            <text:p>1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2-01-30T00:00:00" table:style-name="ce7">
            <text:p>30.01.2022</text:p>
          </table:table-cell>
          <table:table-cell office:value-type="string" table:style-name="ce1">
            <text:p>ödendi</text:p>
          </table:table-cell>
          <table:table-cell office:value-type="float" office:value="2000" table:style-name="ce1">
            <text:p>2000</text:p>
          </table:table-cell>
          <table:table-cell office:value-type="float" office:value="12000" table:formula="of:=[.D24]+[.E23]" table:style-name="ce1">
            <text:p>12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2-02-28T00:00:00" table:style-name="ce7">
            <text:p>28.02.2022</text:p>
          </table:table-cell>
          <table:table-cell office:value-type="string" table:style-name="ce1">
            <text:p>ödendi</text:p>
          </table:table-cell>
          <table:table-cell office:value-type="float" office:value="3000" table:style-name="ce1">
            <text:p>3000</text:p>
          </table:table-cell>
          <table:table-cell office:value-type="float" office:value="15000" table:formula="of:=[.D25]+[.E24]" table:style-name="ce1">
            <text:p>15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2-03-30T00:00:00" table:style-name="ce7">
            <text:p>30.03.2022</text:p>
          </table:table-cell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5000" table:formula="of:=[.D26]+[.E25]" table:style-name="ce1">
            <text:p>15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2-04-30T00:00:00" table:style-name="ce7">
            <text:p>30.04.2022</text:p>
          </table:table-cell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5000" table:formula="of:=[.D27]+[.E26]" table:style-name="ce1">
            <text:p>15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2-05-30T00:00:00" table:style-name="ce7">
            <text:p>30.05.2022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15000" table:formula="of:=[.D28]+[.E27]" table:style-name="ce1">
            <text:p>15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date" office:date-value="2022-06-30T00:00:00" table:style-name="ce7">
            <text:p>30.06.2022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15000" table:formula="of:=[.D29]+[.E28]" table:style-name="ce1">
            <text:p>1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2 sonu</text:p>
          </table:table-cell>
          <table:table-cell office:value-type="date" office:date-value="2022-07-30T00:00:00" table:style-name="ce78">
            <text:p>30.07.2022</text:p>
          </table:table-cell>
          <table:table-cell office:value-type="float" office:value="5000" table:style-name="ce79">
            <text:p>5000</text:p>
          </table:table-cell>
          <table:table-cell table:style-name="ce79"/>
          <table:table-cell office:value-type="float" office:value="15000" table:formula="of:=[.D30]+[.E29]" table:style-name="ce79">
            <text:p>1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23 kirası</text:p>
          </table:table-cell>
          <table:table-cell office:value-type="date" office:date-value="2022-08-30T00:00:00" table:style-name="ce7">
            <text:p>30.08.202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date" office:date-value="2022-09-30T00:00:00" table:style-name="ce7">
            <text:p>30.09.202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date" office:date-value="2022-10-30T00:00:00" table:style-name="ce7">
            <text:p>30.10.2022</text:p>
          </table:table-cell>
          <table:table-cell table:number-columns-repeated="16382"/>
        </table:table-row>
        <table:table-row table:style-name="ro1">
          <table:table-cell/>
          <table:table-cell office:value-type="date" office:date-value="2022-11-30T00:00:00" table:style-name="ce7">
            <text:p>30.11.2022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4-04-20T08:38:33Z</dc:date>
    <meta:print-date>2024-04-20T06:55:20Z</meta:print-date>
    <meta:editing-cycles>30</meta:editing-cycles>
    <meta:editing-duration>PT61628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